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1cm" fo:margin-right="1cm" fo:text-indent="0cm" style:auto-text-indent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 style:list-style-name="L10"/>
    <style:style style:name="P4" style:family="paragraph" style:parent-style-name="Preformatted_20_Text" style:list-style-name="L10">
      <style:paragraph-properties fo:margin-top="0cm" fo:margin-bottom="0.499cm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cm" fo:margin-bottom="0cm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cm" fo:margin-bottom="0cm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Text_20_body">
      <style:paragraph-properties fo:margin-left="0.132cm" fo:margin-right="0cm" fo:text-indent="0cm" style:auto-text-indent="false"/>
    </style:style>
    <style:style style:name="P27" style:family="paragraph" style:parent-style-name="Text_20_body" style:list-style-name="L15"/>
    <style:style style:name="P28" style:family="paragraph" style:parent-style-name="Text_20_body" style:list-style-name="L16"/>
    <style:style style:name="P29" style:family="paragraph" style:parent-style-name="Text_20_body" style:list-style-name="L16">
      <style:paragraph-properties fo:margin-top="0cm" fo:margin-bottom="0cm" style:contextual-spacing="false"/>
    </style:style>
    <style:style style:name="P30" style:family="paragraph" style:parent-style-name="Text_20_body" style:list-style-name="L1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 text:start-value="1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incípios para Escrever JavaScript de forma Consistente e Idiomática</text:h>
      <text:h text:style-name="Heading_20_2" text:outline-level="2"><text:bookmark text:name="user-content-este-é-um-documento-vivo-e-novas-ideias-para-melhorar-os-códigos-correspondentes-são-sempre-bem-vindas-contribua-faça-fork-clone-branch-commit-push-pull-request"/>Este é um documento vivo e novas ideias para melhorar os códigos correspondentes são sempre bem vindas. Contribua: faça fork, clone, branch, commit, push, pull request.</text:h>
      <text:list xml:id="list75165838" text:style-name="L1">
        <text:list-item>
          <text:p text:style-name="P6">Rick Waldron <text:a xlink:type="simple" xlink:href="http://twitter.com/rwaldron" text:style-name="Internet_20_link" text:visited-style-name="Visited_20_Internet_20_Link">@rwaldron</text:a>, <text:a xlink:type="simple" xlink:href="https://github.com/rwaldron" text:style-name="Internet_20_link" text:visited-style-name="Visited_20_Internet_20_Link">github</text:a> </text:p>
        </text:list-item>
        <text:list-item>
          <text:p text:style-name="P6">Mathias Bynens <text:a xlink:type="simple" xlink:href="http://twitter.com/mathias" text:style-name="Internet_20_link" text:visited-style-name="Visited_20_Internet_20_Link">@mathias</text:a>, <text:a xlink:type="simple" xlink:href="https://github.com/mathiasbynens" text:style-name="Internet_20_link" text:visited-style-name="Visited_20_Internet_20_Link">github</text:a> </text:p>
        </text:list-item>
        <text:list-item>
          <text:p text:style-name="P6">Schalk Neethling <text:a xlink:type="simple" xlink:href="http://twitter.com/ossreleasefeed" text:style-name="Internet_20_link" text:visited-style-name="Visited_20_Internet_20_Link">@ossreleasefeed</text:a>, <text:a xlink:type="simple" xlink:href="https://github.com/ossreleasefeed/" text:style-name="Internet_20_link" text:visited-style-name="Visited_20_Internet_20_Link">github</text:a> </text:p>
        </text:list-item>
        <text:list-item>
          <text:p text:style-name="P6">Kit Cambridge <text:a xlink:type="simple" xlink:href="http://twitter.com/kitcambridge" text:style-name="Internet_20_link" text:visited-style-name="Visited_20_Internet_20_Link">@kitcambridge</text:a>, <text:a xlink:type="simple" xlink:href="https://github.com/kitcambridge" text:style-name="Internet_20_link" text:visited-style-name="Visited_20_Internet_20_Link">github</text:a> </text:p>
        </text:list-item>
        <text:list-item>
          <text:p text:style-name="P6">Raynos <text:a xlink:type="simple" xlink:href="https://github.com/Raynos" text:style-name="Internet_20_link" text:visited-style-name="Visited_20_Internet_20_Link">github</text:a> </text:p>
        </text:list-item>
        <text:list-item>
          <text:p text:style-name="P6">Matias Arriola <text:a xlink:type="simple" xlink:href="https://twitter.com/MatiasArriola" text:style-name="Internet_20_link" text:visited-style-name="Visited_20_Internet_20_Link">@MatiasArriola</text:a>, <text:a xlink:type="simple" xlink:href="https://github.com/MatiasArriola/" text:style-name="Internet_20_link" text:visited-style-name="Visited_20_Internet_20_Link">github</text:a> </text:p>
        </text:list-item>
        <text:list-item>
          <text:p text:style-name="P6">John Fischer <text:a xlink:type="simple" xlink:href="https://twitter.com/jfroffice" text:style-name="Internet_20_link" text:visited-style-name="Visited_20_Internet_20_Link">@jfroffice</text:a>, <text:a xlink:type="simple" xlink:href="https://github.com/jfroffice/" text:style-name="Internet_20_link" text:visited-style-name="Visited_20_Internet_20_Link">github</text:a> </text:p>
        </text:list-item>
        <text:list-item>
          <text:p text:style-name="P6">Idan Gazit <text:a xlink:type="simple" xlink:href="http://twitter.com/idangazit" text:style-name="Internet_20_link" text:visited-style-name="Visited_20_Internet_20_Link">@idangazit</text:a>, <text:a xlink:type="simple" xlink:href="https://github.com/idangazit" text:style-name="Internet_20_link" text:visited-style-name="Visited_20_Internet_20_Link">github</text:a> </text:p>
        </text:list-item>
        <text:list-item>
          <text:p text:style-name="P6">Leo Balter <text:a xlink:type="simple" xlink:href="http://twitter.com/leobalter" text:style-name="Internet_20_link" text:visited-style-name="Visited_20_Internet_20_Link">@leobalter</text:a>, <text:a xlink:type="simple" xlink:href="https://github.com/leobalter" text:style-name="Internet_20_link" text:visited-style-name="Visited_20_Internet_20_Link">github</text:a> </text:p>
        </text:list-item>
        <text:list-item>
          <text:p text:style-name="P6">Breno Oliveira <text:a xlink:type="simple" xlink:href="http://twitter.com/garu_rj" text:style-name="Internet_20_link" text:visited-style-name="Visited_20_Internet_20_Link">@garu_rj</text:a>, <text:a xlink:type="simple" xlink:href="https://github.com/garu" text:style-name="Internet_20_link" text:visited-style-name="Visited_20_Internet_20_Link">github</text:a> </text:p>
        </text:list-item>
        <text:list-item>
          <text:p text:style-name="P6">Leo Beto Souza <text:a xlink:type="simple" xlink:href="http://twitter.com/leobetosouza" text:style-name="Internet_20_link" text:visited-style-name="Visited_20_Internet_20_Link">@leobetosouza</text:a>, <text:a xlink:type="simple" xlink:href="https://github.com/leobetosouza" text:style-name="Internet_20_link" text:visited-style-name="Visited_20_Internet_20_Link">github</text:a> </text:p>
        </text:list-item>
        <text:list-item>
          <text:p text:style-name="P6">Ryuichi Okumura <text:a xlink:type="simple" xlink:href="http://twitter.com/okuryu" text:style-name="Internet_20_link" text:visited-style-name="Visited_20_Internet_20_Link">@okuryu</text:a>, <text:a xlink:type="simple" xlink:href="https://github.com/okuryu" text:style-name="Internet_20_link" text:visited-style-name="Visited_20_Internet_20_Link">github</text:a> </text:p>
        </text:list-item>
        <text:list-item>
          <text:p text:style-name="P6">Pascal Precht <text:a xlink:type="simple" xlink:href="http://twitter.com/PascalPrecht" text:style-name="Internet_20_link" text:visited-style-name="Visited_20_Internet_20_Link">@PascalPrecht</text:a>, <text:a xlink:type="simple" xlink:href="https://github.com/pascalprecht" text:style-name="Internet_20_link" text:visited-style-name="Visited_20_Internet_20_Link">github</text:a> </text:p>
        </text:list-item>
        <text:list-item>
          <text:p text:style-name="P6">EngForDev <text:a xlink:type="simple" xlink:href="http://www.opentutorials.org/course/167/1363" text:style-name="Internet_20_link" text:visited-style-name="Visited_20_Internet_20_Link">engfordev</text:a> - Hwan Min Hong / MinTaek Kwon <text:a xlink:type="simple" xlink:href="http://twitter.com/leoinsight" text:style-name="Internet_20_link" text:visited-style-name="Visited_20_Internet_20_Link">@leoinsight</text:a> / Tw Shim <text:a xlink:type="simple" xlink:href="http://twitter.com/marocchino" text:style-name="Internet_20_link" text:visited-style-name="Visited_20_Internet_20_Link">@marocchino</text:a>, <text:a xlink:type="simple" xlink:href="https://github.com/marocchino" text:style-name="Internet_20_link" text:visited-style-name="Visited_20_Internet_20_Link">github</text:a> / Nassol Kim <text:a xlink:type="simple" xlink:href="http://twitter.com/nassol99" text:style-name="Internet_20_link" text:visited-style-name="Visited_20_Internet_20_Link">@nassol99</text:a>, <text:a xlink:type="simple" xlink:href="https://github.com/nassol" text:style-name="Internet_20_link" text:visited-style-name="Visited_20_Internet_20_Link">github</text:a> / Juntai Park <text:a xlink:type="simple" xlink:href="http://twitter.com/rkJun" text:style-name="Internet_20_link" text:visited-style-name="Visited_20_Internet_20_Link">@rkJun</text:a>, <text:a xlink:type="simple" xlink:href="https://github.com/rkJun" text:style-name="Internet_20_link" text:visited-style-name="Visited_20_Internet_20_Link">github</text:a> / Minkyu Shim / Gangmin Won / Justin Yoo <text:a xlink:type="simple" xlink:href="http://twitter.com/justinchronicle" text:style-name="Internet_20_link" text:visited-style-name="Visited_20_Internet_20_Link">@justinchronicle</text:a> / Daeyup Lee </text:p>
        </text:list-item>
        <text:list-item>
          <text:p text:style-name="P6">Marco Trulla <text:a xlink:type="simple" xlink:href="http://twitter.com/marcotrulla" text:style-name="Internet_20_link" text:visited-style-name="Visited_20_Internet_20_Link">@marcotrulla</text:a>, <text:a xlink:type="simple" xlink:href="https://github.com/Ragnarokkr" text:style-name="Internet_20_link" text:visited-style-name="Visited_20_Internet_20_Link">github</text:a> </text:p>
        </text:list-item>
        <text:list-item>
          <text:p text:style-name="P6">Alex Navasardyan <text:a xlink:type="simple" xlink:href="http://twitter.com/alexnavasardyan" text:style-name="Internet_20_link" text:visited-style-name="Visited_20_Internet_20_Link">@alexnavasardyan</text:a>, <text:a xlink:type="simple" xlink:href="https://github.com/2k00l" text:style-name="Internet_20_link" text:visited-style-name="Visited_20_Internet_20_Link">github</text:a> </text:p>
        </text:list-item>
        <text:list-item>
          <text:p text:style-name="P6">Mihai Paun <text:a xlink:type="simple" xlink:href="http://twitter.com/mihaipaun" text:style-name="Internet_20_link" text:visited-style-name="Visited_20_Internet_20_Link">@mihaipaun</text:a>, <text:a xlink:type="simple" xlink:href="https://github.com/mihaipaun" text:style-name="Internet_20_link" text:visited-style-name="Visited_20_Internet_20_Link">github</text:a> </text:p>
        </text:list-item>
        <text:list-item>
          <text:p text:style-name="P6">Evgeny Mandrikov <text:a xlink:type="simple" xlink:href="http://twitter.com/_godin_" text:style-name="Internet_20_link" text:visited-style-name="Visited_20_Internet_20_Link">@_godin_</text:a>, <text:a xlink:type="simple" xlink:href="https://github.com/Godin" text:style-name="Internet_20_link" text:visited-style-name="Visited_20_Internet_20_Link">github</text:a> </text:p>
        </text:list-item>
        <text:list-item>
          <text:p text:style-name="P6">Sofish Lin <text:a xlink:type="simple" xlink:href="http://twitter.com/sofish" text:style-name="Internet_20_link" text:visited-style-name="Visited_20_Internet_20_Link">@sofish</text:a>, <text:a xlink:type="simple" xlink:href="https://github.com/sofish" text:style-name="Internet_20_link" text:visited-style-name="Visited_20_Internet_20_Link">github</text:a> </text:p>
        </text:list-item>
        <text:list-item>
          <text:p text:style-name="P6">Дејан Димић <text:a xlink:type="simple" xlink:href="http://twitter.com/dejan_dimic" text:style-name="Internet_20_link" text:visited-style-name="Visited_20_Internet_20_Link">@dejan_dimic</text:a>, <text:a xlink:type="simple" xlink:href="https://github.com/rubystream" text:style-name="Internet_20_link" text:visited-style-name="Visited_20_Internet_20_Link">github</text:a> </text:p>
        </text:list-item>
        <text:list-item>
          <text:p text:style-name="P6">Miloš Gavrilović <text:a xlink:type="simple" xlink:href="http://twitter.com/gavrisimo" text:style-name="Internet_20_link" text:visited-style-name="Visited_20_Internet_20_Link">@gavrisimo</text:a>, <text:a xlink:type="simple" xlink:href="https://github.com/gavrisimo" text:style-name="Internet_20_link" text:visited-style-name="Visited_20_Internet_20_Link">github</text:a> </text:p>
        </text:list-item>
        <text:list-item>
          <text:p text:style-name="P6">Duc Nguyen <text:a xlink:type="simple" xlink:href="https://twitter.com/ducntq" text:style-name="Internet_20_link" text:visited-style-name="Visited_20_Internet_20_Link">@ducntq</text:a>, <text:a xlink:type="simple" xlink:href="https://github.com/ducntq" text:style-name="Internet_20_link" text:visited-style-name="Visited_20_Internet_20_Link">github</text:a> </text:p>
        </text:list-item>
        <text:list-item>
          <text:p text:style-name="P6">James Young <text:a xlink:type="simple" xlink:href="http://twitter.com/jamsyoung" text:style-name="Internet_20_link" text:visited-style-name="Visited_20_Internet_20_Link">@jamsyoung</text:a>, <text:a xlink:type="simple" xlink:href="https://github.com/jamsyoung" text:style-name="Internet_20_link" text:visited-style-name="Visited_20_Internet_20_Link">github</text:a> </text:p>
        </text:list-item>
        <text:list-item>
          <text:p text:style-name="P6">Stephane Moreau <text:a xlink:type="simple" xlink:href="https://github.com/stmoreau" text:style-name="Internet_20_link" text:visited-style-name="Visited_20_Internet_20_Link">github</text:a> </text:p>
        </text:list-item>
        <text:list-item>
          <text:p text:style-name="P6">Boris Nekezov <text:a xlink:type="simple" xlink:href="https://github.com/boris-nekezov" text:style-name="Internet_20_link" text:visited-style-name="Visited_20_Internet_20_Link">github</text:a> </text:p>
        </text:list-item>
        <text:list-item>
          <text:p text:style-name="P5">Akshat Joshi <text:a xlink:type="simple" xlink:href="http://twitter.com/akshat_joshi" text:style-name="Internet_20_link" text:visited-style-name="Visited_20_Internet_20_Link">@akshat_joshi</text:a>, <text:a xlink:type="simple" xlink:href="https://https://github.com/akshatjoshii" text:style-name="Internet_20_link" text:visited-style-name="Visited_20_Internet_20_Link">github</text:a> </text:p>
        </text:list-item>
      </text:list>
      <text:h text:style-name="Heading_20_2" text:outline-level="2"><text:bookmark text:name="user-content-todo-código-em-qualquer-aplicação-deve-parecer-como-se-tivesse-sido-escrito-por-uma-única-pessoa-independentemente-de-quantas-pessoas-tenham-contribuído"/><text:soft-page-break/>Todo código em qualquer aplicação deve parecer como se tivesse sido escrito por uma única pessoa, independentemente de quantas pessoas tenham contribuído.</text:h>
      <text:h text:style-name="Heading_20_3" text:outline-level="3"><text:bookmark text:name="user-content-a-lista-a-seguir-descreve-as-práticas-que-eu-uso-em-todo-código-onde-sou-o-autor-original-contribuições-em-projetos-que-eu-criei-devem-seguir-essas-mesmas-orientações"/>A lista a seguir descreve as práticas que eu uso em todo código onde sou o autor original; contribuições em projetos que eu criei devem seguir essas mesmas orientações.</text:h>
      <text:h text:style-name="Heading_20_3" text:outline-level="3"><text:bookmark text:name="user-content-eu-não-tenho-a-intenção-de-impor-minhas-preferências-por-estilos-nos-códigos-ou-projetos-de-outras-pessoas-se-eles-seguem-um-estilo-em-comum-isso-deve-ser-respeitado"/>Eu não tenho a intenção de impor minhas preferências por estilos nos códigos ou projetos de outras pessoas; se eles seguem um estilo em comum, isso deve ser respeitado.</text:h>
      <text:h text:style-name="P1" text:outline-level="3"><text:bookmark text:name="user-content-argumentos-além-do-estilo-são-inúteis-deve-haver-um-guia-de-estilo-e-você-deve-segui-lo"/>"Argumentos além do estilo são inúteis. Deve haver um guia de estilo, e você deve segui-lo"</text:h>
      <text:p text:style-name="Quotations"><text:span text:style-name="Emphasis">Rebecca</text:span> <text:span text:style-name="Emphasis">Murphey</text:span></text:p>
      <text:h text:style-name="P1" text:outline-level="3"><text:bookmark text:name="user-content-parte-de-ser-um-bom-gestor-de-um-projeto-bem-sucedido-é-perceber-que-escrever-código-para-si-mesmo-é-uma-má-ideia-se-milhares-de-pessoas-estão-usando-o-seu-código-escreva-o-com-máxima-clareza-não-sob-a-sua-preferência-pessoal-de-como-ser-esperto-com-a-especificação"/>"Parte de ser um bom gestor de um projeto bem sucedido é perceber que escrever código para si mesmo é uma má ideia™. Se milhares de pessoas estão usando o seu código, escreva-o com máxima clareza, não sob a sua preferência pessoal de como ser esperto com a especificação."</text:h>
      <text:p text:style-name="Quotations"><text:span text:style-name="Emphasis">Idan</text:span> <text:span text:style-name="Emphasis">Gazit</text:span></text:p>
      <text:h text:style-name="Heading_20_2" text:outline-level="2"><text:bookmark text:name="user-content-traduções"/>Traduções</text:h>
      <text:list xml:id="list3194227308" text:style-name="L2">
        <text:list-item>
          <text:p text:style-name="P8"><text:a xlink:type="simple" xlink:href="https://github.com/rwldrn/idiomatic.js/" text:style-name="Internet_20_link" text:visited-style-name="Visited_20_Internet_20_Link">ORIGINAL</text:a> </text:p>
        </text:list-item>
        <text:list-item>
          <text:p text:style-name="P8"><text:a xlink:type="simple" xlink:href="https://github.com/rwldrn/idiomatic.js/tree/master/translations/bg_BG" text:style-name="Internet_20_link" text:visited-style-name="Visited_20_Internet_20_Link">Bulgarian</text:a> </text:p>
        </text:list-item>
        <text:list-item>
          <text:p text:style-name="P8"><text:a xlink:type="simple" xlink:href="https://github.com/rwldrn/idiomatic.js/tree/master/translations/de_DE" text:style-name="Internet_20_link" text:visited-style-name="Visited_20_Internet_20_Link">German</text:a> </text:p>
        </text:list-item>
        <text:list-item>
          <text:p text:style-name="P8"><text:a xlink:type="simple" xlink:href="https://github.com/rwldrn/idiomatic.js/tree/master/translations/fr_FR" text:style-name="Internet_20_link" text:visited-style-name="Visited_20_Internet_20_Link">French</text:a> </text:p>
        </text:list-item>
        <text:list-item>
          <text:p text:style-name="P8"><text:a xlink:type="simple" xlink:href="https://github.com/rwldrn/idiomatic.js/tree/master/translations/es_ES" text:style-name="Internet_20_link" text:visited-style-name="Visited_20_Internet_20_Link">Spanish</text:a> </text:p>
        </text:list-item>
        <text:list-item>
          <text:p text:style-name="P8"><text:a xlink:type="simple" xlink:href="https://github.com/rwldrn/idiomatic.js/tree/master/translations/pt_BR" text:style-name="Internet_20_link" text:visited-style-name="Visited_20_Internet_20_Link">Portuguese - Brazil</text:a> </text:p>
        </text:list-item>
        <text:list-item>
          <text:p text:style-name="P8"><text:a xlink:type="simple" xlink:href="https://github.com/rwldrn/idiomatic.js/tree/master/translations/ko_KR" text:style-name="Internet_20_link" text:visited-style-name="Visited_20_Internet_20_Link">Korean</text:a> </text:p>
        </text:list-item>
        <text:list-item>
          <text:p text:style-name="P8"><text:a xlink:type="simple" xlink:href="https://github.com/rwldrn/idiomatic.js/tree/master/translations/ja_JP" text:style-name="Internet_20_link" text:visited-style-name="Visited_20_Internet_20_Link">Japanese</text:a> </text:p>
        </text:list-item>
        <text:list-item>
          <text:p text:style-name="P8"><text:a xlink:type="simple" xlink:href="https://github.com/rwldrn/idiomatic.js/tree/master/translations/it_IT" text:style-name="Internet_20_link" text:visited-style-name="Visited_20_Internet_20_Link">Italian</text:a> </text:p>
        </text:list-item>
        <text:list-item>
          <text:p text:style-name="P8"><text:a xlink:type="simple" xlink:href="https://github.com/rwldrn/idiomatic.js/tree/master/translations/ru_RU" text:style-name="Internet_20_link" text:visited-style-name="Visited_20_Internet_20_Link">Russian</text:a> </text:p>
        </text:list-item>
        <text:list-item>
          <text:p text:style-name="P8"><text:a xlink:type="simple" xlink:href="https://github.com/rwldrn/idiomatic.js/tree/master/translations/ro_RO" text:style-name="Internet_20_link" text:visited-style-name="Visited_20_Internet_20_Link">Romanian</text:a> </text:p>
        </text:list-item>
        <text:list-item>
          <text:p text:style-name="P8"><text:a xlink:type="simple" xlink:href="https://github.com/rwldrn/idiomatic.js/tree/master/translations/zh_CN" text:style-name="Internet_20_link" text:visited-style-name="Visited_20_Internet_20_Link">简体中文</text:a> </text:p>
        </text:list-item>
        <text:list-item>
          <text:p text:style-name="P8"><text:a xlink:type="simple" xlink:href="https://github.com/rwldrn/idiomatic.js/tree/master/translations/ср_СР" text:style-name="Internet_20_link" text:visited-style-name="Visited_20_Internet_20_Link">Serbian - cyrilic alphabet</text:a> </text:p>
        </text:list-item>
        <text:list-item>
          <text:p text:style-name="P8"><text:a xlink:type="simple" xlink:href="https://github.com/rwldrn/idiomatic.js/tree/master/translations/sr_SR" text:style-name="Internet_20_link" text:visited-style-name="Visited_20_Internet_20_Link">Serbian - latin aplphabet</text:a> </text:p>
        </text:list-item>
        <text:list-item>
          <text:p text:style-name="P8"><text:a xlink:type="simple" xlink:href="https://github.com/rwaldron/idiomatic.js/tree/master/translations/gr_GR" text:style-name="Internet_20_link" text:visited-style-name="Visited_20_Internet_20_Link">Greek</text:a> </text:p>
        </text:list-item>
        <text:list-item>
          <text:p text:style-name="P7"><text:a xlink:type="simple" xlink:href="https://github.com/rwaldron/idiomatic.js/tree/master/translations/hi_HI" text:style-name="Internet_20_link" text:visited-style-name="Visited_20_Internet_20_Link">Hindi</text:a> </text:p>
        </text:list-item>
      </text:list>
      <text:h text:style-name="Heading_20_2" text:outline-level="2"><text:bookmark text:name="user-content-conteúdo-importante-e-não-idiomático"/><text:soft-page-break/>Conteúdo importante e não idiomático:</text:h>
      <text:h text:style-name="Heading_20_3" text:outline-level="3"><text:bookmark text:name="user-content-qualidade-de-código-ferramentas-recursos-e-referências"/>Qualidade de código: ferramentas, recursos e referências</text:h>
      <text:list xml:id="list3035347651" text:style-name="L3">
        <text:list-item>
          <text:p text:style-name="P10"><text:a xlink:type="simple" xlink:href="http://docs.codehaus.org/display/SONAR/JavaScript+Plugin" text:style-name="Internet_20_link" text:visited-style-name="Visited_20_Internet_20_Link">JavaScript Plugin</text:a> for <text:a xlink:type="simple" xlink:href="http://www.sonarsource.org/" text:style-name="Internet_20_link" text:visited-style-name="Visited_20_Internet_20_Link">Sonar</text:a> </text:p>
        </text:list-item>
        <text:list-item>
          <text:p text:style-name="P10"><text:a xlink:type="simple" xlink:href="https://github.com/jsoverson/plato" text:style-name="Internet_20_link" text:visited-style-name="Visited_20_Internet_20_Link">Plato</text:a> </text:p>
        </text:list-item>
        <text:list-item>
          <text:p text:style-name="P10"><text:a xlink:type="simple" xlink:href="http://jsperf.com/" text:style-name="Internet_20_link" text:visited-style-name="Visited_20_Internet_20_Link">jsPerf</text:a> </text:p>
        </text:list-item>
        <text:list-item>
          <text:p text:style-name="P10"><text:a xlink:type="simple" xlink:href="http://jsfiddle.net/" text:style-name="Internet_20_link" text:visited-style-name="Visited_20_Internet_20_Link">jsFiddle</text:a> </text:p>
        </text:list-item>
        <text:list-item>
          <text:p text:style-name="P10"><text:a xlink:type="simple" xlink:href="http://jsbin.com/" text:style-name="Internet_20_link" text:visited-style-name="Visited_20_Internet_20_Link">jsbin</text:a> </text:p>
        </text:list-item>
        <text:list-item>
          <text:p text:style-name="P10"><text:a xlink:type="simple" xlink:href="http://javascriptlint.com/" text:style-name="Internet_20_link" text:visited-style-name="Visited_20_Internet_20_Link">JavaScript Lint (JSL)</text:a> </text:p>
        </text:list-item>
        <text:list-item>
          <text:p text:style-name="P10"><text:a xlink:type="simple" xlink:href="http://jshint.com/" text:style-name="Internet_20_link" text:visited-style-name="Visited_20_Internet_20_Link">jshint</text:a> </text:p>
        </text:list-item>
        <text:list-item>
          <text:p text:style-name="P10"><text:a xlink:type="simple" xlink:href="http://jslint.org/" text:style-name="Internet_20_link" text:visited-style-name="Visited_20_Internet_20_Link">jslint</text:a> </text:p>
        </text:list-item>
        <text:list-item>
          <text:p text:style-name="P9"><text:a xlink:type="simple" xlink:href="http://editorconfig.org/" text:style-name="Internet_20_link" text:visited-style-name="Visited_20_Internet_20_Link">Editorconfig</text:a> </text:p>
        </text:list-item>
      </text:list>
      <text:h text:style-name="Heading_20_2" text:outline-level="2"><text:bookmark text:name="user-content-fique-ligado"/>Fique ligado</text:h>
      <text:h text:style-name="Heading_20_3" text:outline-level="3"><text:bookmark text:name="user-content-annotated-ecmascript-51"/><text:a xlink:type="simple" xlink:href="http://es5.github.com/" text:style-name="Internet_20_link" text:visited-style-name="Visited_20_Internet_20_Link">Annotated ECMAScript 5.1</text:a></text:h>
      <text:h text:style-name="Heading_20_3" text:outline-level="3"><text:bookmark text:name="user-content-ecmascript-language-specification-51-edition"/><text:a xlink:type="simple" xlink:href="http://ecma-international.org/ecma-262/5.1/" text:style-name="Internet_20_link" text:visited-style-name="Visited_20_Internet_20_Link">EcmaScript Language Specification, 5.1 Edition</text:a></text:h>
      <text:p text:style-name="Text_20_body">A lista a seguir deve ser considerada: 1) incompleta; e 2) <text:span text:style-name="Emphasis">LEITURA OBRIGATÓRIA</text:span>. Eu não concordo sempre com os estilos escritos pelos autores abaixo, mas uma coisa é certa: eles são consistentes. Além disso, esses são autoridades na linguagem.</text:p>
      <text:list xml:id="list2058864021" text:style-name="L4">
        <text:list-item>
          <text:p text:style-name="P12"><text:a xlink:type="simple" xlink:href="http://rmurphey.com/blog/2012/04/12/a-baseline-for-front-end-developers/" text:style-name="Internet_20_link" text:visited-style-name="Visited_20_Internet_20_Link">Baseline For Front End Developers</text:a> </text:p>
        </text:list-item>
        <text:list-item>
          <text:p text:style-name="P12"><text:a xlink:type="simple" xlink:href="http://eloquentjavascript.net/" text:style-name="Internet_20_link" text:visited-style-name="Visited_20_Internet_20_Link">Eloquent JavaScript</text:a> </text:p>
        </text:list-item>
        <text:list-item>
          <text:p text:style-name="P12"><text:a xlink:type="simple" xlink:href="http://javascriptweblog.wordpress.com/" text:style-name="Internet_20_link" text:visited-style-name="Visited_20_Internet_20_Link">JavaScript, JavaScript</text:a> </text:p>
        </text:list-item>
        <text:list-item>
          <text:p text:style-name="P12"><text:a xlink:type="simple" xlink:href="http://rmurphey.com/" text:style-name="Internet_20_link" text:visited-style-name="Visited_20_Internet_20_Link">Adventures in JavaScript Development</text:a> </text:p>
        </text:list-item>
        <text:list-item>
          <text:p text:style-name="P12"><text:a xlink:type="simple" xlink:href="http://perfectionkills.com/" text:style-name="Internet_20_link" text:visited-style-name="Visited_20_Internet_20_Link">Perfection Kills</text:a> </text:p>
        </text:list-item>
        <text:list-item>
          <text:p text:style-name="P12"><text:a xlink:type="simple" xlink:href="http://www.crockford.com/" text:style-name="Internet_20_link" text:visited-style-name="Visited_20_Internet_20_Link">Douglas Crockford's Wrrrld Wide Web</text:a> </text:p>
        </text:list-item>
        <text:list-item>
          <text:p text:style-name="P12"><text:a xlink:type="simple" xlink:href="https://github.com/rmurphey/js-assessment" text:style-name="Internet_20_link" text:visited-style-name="Visited_20_Internet_20_Link">JS Assessment</text:a> </text:p>
        </text:list-item>
        <text:list-item>
          <text:p text:style-name="P11"><text:a xlink:type="simple" xlink:href="http://anton.kovalyov.net/slides/gothamjs/" text:style-name="Internet_20_link" text:visited-style-name="Visited_20_Internet_20_Link">Leveraging Code Quality Tools (em pt_BR: Tirando Proveito de Ferramentas de Qualidade de Código) por Anton Kovalyov</text:a> </text:p>
        </text:list-item>
      </text:list>
      <text:h text:style-name="Heading_20_3" text:outline-level="3"><text:bookmark text:name="user-content-processos-de-build-e-deploy"/>Processos de build e deploy</text:h>
      <text:p text:style-name="Text_20_body">Projetos devem sempre tentar incluir algumas formas genéricas nas quais o código podem ser checados com ferramentas de lint, testados e compactados no preparo para uso em produção. Para essa tarefa, o <text:a xlink:type="simple" xlink:href="https://github.com/cowboy/grunt" text:style-name="Internet_20_link" text:visited-style-name="Visited_20_Internet_20_Link">grunt</text:a> pelo Ben Alman é a melhor opção, além de ter substituído oficialmente o diretório "kits/" neste repositório.</text:p>
      <text:h text:style-name="Heading_20_3" text:outline-level="3"><text:bookmark text:name="user-content-ambiente-de-teste"/>Ambiente de teste</text:h>
      <text:p text:style-name="Text_20_body">Projetos <text:span text:style-name="Emphasis">devem</text:span> incluir alguma forma de teste unitário, de referência, de implementação ou funcional. Demonstrações de casos de uso NÃO SE QUALIFICAM como "testes". A lista a seguir contém frameworks de testes, nenhuma delas é considerada melhor que as demais.</text:p>
      <text:list xml:id="list3159773210" text:style-name="L5">
        <text:list-item>
          <text:p text:style-name="P14"><text:a xlink:type="simple" xlink:href="http://github.com/jquery/qunit" text:style-name="Internet_20_link" text:visited-style-name="Visited_20_Internet_20_Link">QUnit</text:a> </text:p>
        </text:list-item>
        <text:list-item>
          <text:p text:style-name="P14"><text:a xlink:type="simple" xlink:href="https://github.com/pivotal/jasmine" text:style-name="Internet_20_link" text:visited-style-name="Visited_20_Internet_20_Link">Jasmine</text:a> </text:p>
        </text:list-item>
        <text:list-item>
          <text:p text:style-name="P14"><text:soft-page-break/><text:a xlink:type="simple" xlink:href="https://github.com/cloudhead/vows" text:style-name="Internet_20_link" text:visited-style-name="Visited_20_Internet_20_Link">Vows</text:a> </text:p>
        </text:list-item>
        <text:list-item>
          <text:p text:style-name="P14"><text:a xlink:type="simple" xlink:href="https://github.com/visionmedia/mocha" text:style-name="Internet_20_link" text:visited-style-name="Visited_20_Internet_20_Link">Mocha</text:a> </text:p>
        </text:list-item>
        <text:list-item>
          <text:p text:style-name="P14"><text:a xlink:type="simple" xlink:href="http://hirojs.com/" text:style-name="Internet_20_link" text:visited-style-name="Visited_20_Internet_20_Link">Hiro</text:a> </text:p>
        </text:list-item>
        <text:list-item>
          <text:p text:style-name="P14"><text:a xlink:type="simple" xlink:href="https://code.google.com/p/js-test-driver/" text:style-name="Internet_20_link" text:visited-style-name="Visited_20_Internet_20_Link">JsTestDriver</text:a> </text:p>
        </text:list-item>
        <text:list-item>
          <text:p text:style-name="P14"><text:a xlink:type="simple" xlink:href="http://busterjs.org/" text:style-name="Internet_20_link" text:visited-style-name="Visited_20_Internet_20_Link">Buster.js</text:a> </text:p>
        </text:list-item>
        <text:list-item>
          <text:p text:style-name="P13"><text:a xlink:type="simple" xlink:href="http://sinonjs.org/" text:style-name="Internet_20_link" text:visited-style-name="Visited_20_Internet_20_Link">Sinon.js</text:a> </text:p>
        </text:list-item>
      </text:list>
      <text:h text:style-name="Heading_20_2" text:outline-level="2"><text:bookmark text:name="user-content-índice"/>Índice</text:h>
      <text:list xml:id="list3894051926" text:style-name="L6">
        <text:list-item>
          <text:p text:style-name="P16"><text:a xlink:type="simple" xlink:href="https://github.com/rwaldron/idiomatic.js/tree/master/translations/pt_BR#whitespace" text:style-name="Internet_20_link" text:visited-style-name="Visited_20_Internet_20_Link">Espaço em branco</text:a> </text:p>
        </text:list-item>
        <text:list-item>
          <text:p text:style-name="P16"><text:a xlink:type="simple" xlink:href="https://github.com/rwaldron/idiomatic.js/tree/master/translations/pt_BR#spacing" text:style-name="Internet_20_link" text:visited-style-name="Visited_20_Internet_20_Link">Sintaxe bonita</text:a> </text:p>
        </text:list-item>
        <text:list-item>
          <text:p text:style-name="P16"><text:a xlink:type="simple" xlink:href="https://github.com/rwaldron/idiomatic.js/tree/master/translations/pt_BR#type" text:style-name="Internet_20_link" text:visited-style-name="Visited_20_Internet_20_Link">Checagem de escrita (cortesia das Recomendações de Estilo do Núcleo do jQuery)</text:a> </text:p>
        </text:list-item>
        <text:list-item>
          <text:p text:style-name="P16"><text:a xlink:type="simple" xlink:href="https://github.com/rwaldron/idiomatic.js/tree/master/translations/pt_BR#cond" text:style-name="Internet_20_link" text:visited-style-name="Visited_20_Internet_20_Link">Avaliação condicional</text:a> </text:p>
        </text:list-item>
        <text:list-item>
          <text:p text:style-name="P16"><text:a xlink:type="simple" xlink:href="https://github.com/rwaldron/idiomatic.js/tree/master/translations/pt_BR#practical" text:style-name="Internet_20_link" text:visited-style-name="Visited_20_Internet_20_Link">Estilo prático</text:a> </text:p>
        </text:list-item>
        <text:list-item>
          <text:p text:style-name="P16"><text:a xlink:type="simple" xlink:href="https://github.com/rwaldron/idiomatic.js/tree/master/translations/pt_BR#naming" text:style-name="Internet_20_link" text:visited-style-name="Visited_20_Internet_20_Link">Nomenclatura</text:a> </text:p>
        </text:list-item>
        <text:list-item>
          <text:p text:style-name="P16"><text:a xlink:type="simple" xlink:href="https://github.com/rwaldron/idiomatic.js/tree/master/translations/pt_BR#misc" text:style-name="Internet_20_link" text:visited-style-name="Visited_20_Internet_20_Link">Miscelâneas</text:a> </text:p>
        </text:list-item>
        <text:list-item>
          <text:p text:style-name="P16"><text:a xlink:type="simple" xlink:href="https://github.com/rwaldron/idiomatic.js/tree/master/translations/pt_BR#native" text:style-name="Internet_20_link" text:visited-style-name="Visited_20_Internet_20_Link">Objetos nativos e hospedados</text:a> </text:p>
        </text:list-item>
        <text:list-item>
          <text:p text:style-name="P16"><text:a xlink:type="simple" xlink:href="https://github.com/rwaldron/idiomatic.js/tree/master/translations/pt_BR#comments" text:style-name="Internet_20_link" text:visited-style-name="Visited_20_Internet_20_Link">Comentários</text:a> </text:p>
        </text:list-item>
        <text:list-item>
          <text:p text:style-name="P15"><text:a xlink:type="simple" xlink:href="https://github.com/rwaldron/idiomatic.js/tree/master/translations/pt_BR#language" text:style-name="Internet_20_link" text:visited-style-name="Visited_20_Internet_20_Link">Código em apenas um idioma</text:a> </text:p>
        </text:list-item>
      </text:list>
      <text:p text:style-name="Horizontal_20_Line"/>
      <text:h text:style-name="Heading_20_2" text:outline-level="2"><text:bookmark text:name="user-content-prefácio"/>Prefácio</text:h>
      <text:p text:style-name="Text_20_body">As seções a seguir descrevem um guia de estilos razoável para desenvolvimento de JavaScript moderno e não pretendem ser obrigatórias. A conclusão mais importante é a <text:span text:style-name="Strong_20_Emphasis">lei da consistência de estilo de código</text:span>. O que for escolhido como estilo para o seu projeto deverá ser considerado lei. Faça um link para este documento como uma regra do seu projeto sobre comprometimento de consistência, legibilidade e manutenção de estilo de código.</text:p>
      <text:h text:style-name="Heading_20_2" text:outline-level="2"><text:bookmark text:name="user-content-manifesto-de-estilo-idiomático"/>Manifesto de estilo idiomático</text:h>
      <text:list xml:id="list710789857" text:style-name="L7">
        <text:list-item>
          <text:p text:style-name="P17"><text:bookmark text:name="user-content-whitespace"/>Espaço em branco </text:p>
        </text:list-item>
      </text:list>
      <text:list xml:id="list2940775224" text:style-name="L8">
        <text:list-item>
          <text:p text:style-name="P19">Nunca misture espaços e tabs. </text:p>
        </text:list-item>
        <text:list-item>
          <text:p text:style-name="P19">Quando começar um projeto, antes de escrever qualquer código, escolha entre indentação suave (espaços) ou tabulação real (tabs), considere isso como <text:span text:style-name="Strong_20_Emphasis">lei</text:span>. </text:p>
          <text:list>
            <text:list-item>
              <text:p text:style-name="P19">Pela legibilidade, eu sempre recomendo que configure o tamanho de indentação de seu editor para dois caracteres - isso significa dois espaços ou dois espaços representando um tab real. </text:p>
            </text:list-item>
          </text:list>
        </text:list-item>
        <text:list-item>
          <text:p text:style-name="P19">Se o seu editor suportar, sempre trabalhe com a configuração de "mostrar caracteres invisíveis" ligada. Os benefícios desta prática são: </text:p>
          <text:list>
            <text:list-item>
              <text:p text:style-name="P19">fortalecer a consistência; </text:p>
            </text:list-item>
            <text:list-item>
              <text:p text:style-name="P19">eliminar espaço em branco ao final da linha; </text:p>
            </text:list-item>
            <text:list-item>
              <text:p text:style-name="P19">eliminar espaços em uma linha em branco; </text:p>
            </text:list-item>
            <text:list-item>
              <text:p text:style-name="P18">commits e diffs mais legíveis. </text:p>
            </text:list-item>
          </text:list>
        </text:list-item>
      </text:list>
      <text:list xml:id="list1568262594" text:style-name="L9">
        <text:list-item>
          <text:p text:style-name="P20"><text:bookmark text:name="user-content-spacing"/>Sintaxe bonita </text:p>
        </text:list-item>
      </text:list>
      <text:p text:style-name="Text_20_body"><text:soft-page-break/>A. Parênteses, chaves e quebras de linhas</text:p>
      <text:p text:style-name="Preformatted_20_Text">// if/else/for/while/try sempre tem espaços, chaves e ocorrem em múltiplas linhas</text:p>
      <text:p text:style-name="Preformatted_20_Text">// isso facilita a legibilidade</text:p>
      <text:p text:style-name="Preformatted_20_Text"/>
      <text:p text:style-name="Preformatted_20_Text">// 2.A.1.1</text:p>
      <text:p text:style-name="Preformatted_20_Text">// Exemplos de código pouco claro/bagunçado</text:p>
      <text:p text:style-name="Preformatted_20_Text"/>
      <text:p text:style-name="Preformatted_20_Text">if(condicao) facaAlgo();</text:p>
      <text:p text:style-name="Preformatted_20_Text"/>
      <text:p text:style-name="Preformatted_20_Text">while(condicao) iteracao++;</text:p>
      <text:p text:style-name="Preformatted_20_Text"/>
      <text:p text:style-name="Preformatted_20_Text">for(var i=0;i&lt;100;i++) algumaIteracao();</text:p>
      <text:p text:style-name="Preformatted_20_Text"/>
      <text:p text:style-name="Preformatted_20_Text"/>
      <text:p text:style-name="Preformatted_20_Text">// 2.A.1.1</text:p>
      <text:p text:style-name="Preformatted_20_Text">// Use espaço em branco para facilitar a leitura</text:p>
      <text:p text:style-name="Preformatted_20_Text"/>
      <text:p text:style-name="Preformatted_20_Text">if ( condicao ) {</text:p>
      <text:p text:style-name="Preformatted_20_Text"><text:s text:c="2"/>// instruções</text:p>
      <text:p text:style-name="Preformatted_20_Text">}</text:p>
      <text:p text:style-name="Preformatted_20_Text"/>
      <text:p text:style-name="Preformatted_20_Text">while ( condicao ) {</text:p>
      <text:p text:style-name="Preformatted_20_Text"><text:s text:c="2"/>// instruções</text:p>
      <text:p text:style-name="Preformatted_20_Text">}</text:p>
      <text:p text:style-name="Preformatted_20_Text"/>
      <text:p text:style-name="Preformatted_20_Text">for ( var i = 0; i &lt; 100; i++ ) {</text:p>
      <text:p text:style-name="Preformatted_20_Text"><text:s text:c="2"/>// instruções</text:p>
      <text:p text:style-name="Preformatted_20_Text">}</text:p>
      <text:p text:style-name="Preformatted_20_Text"/>
      <text:p text:style-name="Preformatted_20_Text">// Melhor ainda:</text:p>
      <text:p text:style-name="Preformatted_20_Text"/>
      <text:p text:style-name="Preformatted_20_Text">var i,</text:p>
      <text:p text:style-name="Preformatted_20_Text"><text:s text:c="2"/>length = 100;</text:p>
      <text:p text:style-name="Preformatted_20_Text"/>
      <text:p text:style-name="Preformatted_20_Text">for ( i = 0; i &lt; length; i++ ) {</text:p>
      <text:p text:style-name="Preformatted_20_Text"><text:s text:c="2"/>// instruções</text:p>
      <text:p text:style-name="Preformatted_20_Text">}</text:p>
      <text:p text:style-name="Preformatted_20_Text"/>
      <text:p text:style-name="Preformatted_20_Text">// Ou...</text:p>
      <text:p text:style-name="Preformatted_20_Text"/>
      <text:p text:style-name="Preformatted_20_Text">var i = 0,</text:p>
      <text:p text:style-name="Preformatted_20_Text"><text:s text:c="2"/>length = 100;</text:p>
      <text:p text:style-name="Preformatted_20_Text"/>
      <text:p text:style-name="Preformatted_20_Text">for ( ; i &lt; length; i++ ) {</text:p>
      <text:p text:style-name="Preformatted_20_Text"><text:s text:c="2"/>// instruções</text:p>
      <text:p text:style-name="Preformatted_20_Text">}</text:p>
      <text:p text:style-name="Preformatted_20_Text"/>
      <text:p text:style-name="Preformatted_20_Text">var prop;</text:p>
      <text:p text:style-name="Preformatted_20_Text"/>
      <text:p text:style-name="Preformatted_20_Text">for ( prop in object ) {</text:p>
      <text:p text:style-name="Preformatted_20_Text"><text:s text:c="2"/>// instruções</text:p>
      <text:p text:style-name="Preformatted_20_Text">}</text:p>
      <text:p text:style-name="Preformatted_20_Text"/>
      <text:p text:style-name="Preformatted_20_Text"/>
      <text:p text:style-name="Preformatted_20_Text">if ( true ) {</text:p>
      <text:p text:style-name="Preformatted_20_Text"><text:s text:c="2"/>// instruções</text:p>
      <text:p text:style-name="Preformatted_20_Text">} else {</text:p>
      <text:p text:style-name="Preformatted_20_Text"><text:s text:c="2"/>// instruções</text:p>
      <text:p text:style-name="P2">}</text:p>
      <text:p text:style-name="Text_20_body">B. Atribuições, declarações, funções (nomenclatura, expressão, construtor)</text:p>
      <text:p text:style-name="Preformatted_20_Text"><text:soft-page-break/>// 2.B.1.1</text:p>
      <text:p text:style-name="Preformatted_20_Text">// Variáveis</text:p>
      <text:p text:style-name="Preformatted_20_Text">var foo = "bar",</text:p>
      <text:p text:style-name="Preformatted_20_Text"><text:s text:c="2"/>num = 1,</text:p>
      <text:p text:style-name="Preformatted_20_Text"><text:s text:c="2"/>undef;</text:p>
      <text:p text:style-name="Preformatted_20_Text"/>
      <text:p text:style-name="Preformatted_20_Text">// Notações literais:</text:p>
      <text:p text:style-name="Preformatted_20_Text">var array = [],</text:p>
      <text:p text:style-name="Preformatted_20_Text"><text:s text:c="2"/>object = {};</text:p>
      <text:p text:style-name="Preformatted_20_Text"/>
      <text:p text:style-name="Preformatted_20_Text"/>
      <text:p text:style-name="Preformatted_20_Text">// 2.B.1.2</text:p>
      <text:p text:style-name="Preformatted_20_Text">// Utilizando apenas um `var` por escopo (função) promove legibilidade</text:p>
      <text:p text:style-name="Preformatted_20_Text">// e mantém a sua lista de declaração livre de desordem (além de evitar algumas tecladas)</text:p>
      <text:p text:style-name="Preformatted_20_Text"/>
      <text:p text:style-name="Preformatted_20_Text">// Ruim</text:p>
      <text:p text:style-name="Preformatted_20_Text">var foo = "";</text:p>
      <text:p text:style-name="Preformatted_20_Text">var bar = "";</text:p>
      <text:p text:style-name="Preformatted_20_Text">var qux;</text:p>
      <text:p text:style-name="Preformatted_20_Text"/>
      <text:p text:style-name="Preformatted_20_Text">// Bom</text:p>
      <text:p text:style-name="Preformatted_20_Text">var foo = "",</text:p>
      <text:p text:style-name="Preformatted_20_Text"><text:s text:c="2"/>bar = "",</text:p>
      <text:p text:style-name="Preformatted_20_Text"><text:s text:c="2"/>quux;</text:p>
      <text:p text:style-name="Preformatted_20_Text"/>
      <text:p text:style-name="Preformatted_20_Text">// ou..</text:p>
      <text:p text:style-name="Preformatted_20_Text">var // comentário aqui</text:p>
      <text:p text:style-name="Preformatted_20_Text">foo = "",</text:p>
      <text:p text:style-name="Preformatted_20_Text">bar = "",</text:p>
      <text:p text:style-name="Preformatted_20_Text">quux;</text:p>
      <text:p text:style-name="Preformatted_20_Text"/>
      <text:p text:style-name="Preformatted_20_Text"/>
      <text:p text:style-name="Preformatted_20_Text">// 2.B.1.3</text:p>
      <text:p text:style-name="Preformatted_20_Text">// declarações de variáveis devem sempre estar no início de seu respectivo escopo (função)</text:p>
      <text:p text:style-name="Preformatted_20_Text">// O mesmo deve acontecer para declarações de `const` e `let` do ECMAScript 6.</text:p>
      <text:p text:style-name="Preformatted_20_Text"/>
      <text:p text:style-name="Preformatted_20_Text">// Ruim</text:p>
      <text:p text:style-name="Preformatted_20_Text">function foo() {</text:p>
      <text:p text:style-name="Preformatted_20_Text"/>
      <text:p text:style-name="Preformatted_20_Text"><text:s text:c="2"/>// algumas instruções aqui</text:p>
      <text:p text:style-name="Preformatted_20_Text"/>
      <text:p text:style-name="Preformatted_20_Text"><text:s text:c="2"/>var bar = "",</text:p>
      <text:p text:style-name="Preformatted_20_Text"><text:s text:c="4"/>qux;</text:p>
      <text:p text:style-name="Preformatted_20_Text">}</text:p>
      <text:p text:style-name="Preformatted_20_Text"/>
      <text:p text:style-name="Preformatted_20_Text">// Bom</text:p>
      <text:p text:style-name="Preformatted_20_Text">function foo() {</text:p>
      <text:p text:style-name="Preformatted_20_Text"><text:s text:c="2"/>var bar = "",</text:p>
      <text:p text:style-name="Preformatted_20_Text"><text:s text:c="4"/>qux;</text:p>
      <text:p text:style-name="Preformatted_20_Text"/>
      <text:p text:style-name="Preformatted_20_Text"><text:s text:c="2"/>// algumas instruções depois das declarações de variáveis</text:p>
      <text:p text:style-name="P2">}</text:p>
      <text:p text:style-name="Preformatted_20_Text">// 2.B.2.1</text:p>
      <text:p text:style-name="Preformatted_20_Text">// Declaração de função nomeada</text:p>
      <text:p text:style-name="Preformatted_20_Text">function foo( arg1, argN ) {</text:p>
      <text:p text:style-name="Preformatted_20_Text"/>
      <text:p text:style-name="Preformatted_20_Text">}</text:p>
      <text:p text:style-name="Preformatted_20_Text"/>
      <text:p text:style-name="Preformatted_20_Text">// Utilização</text:p>
      <text:p text:style-name="Preformatted_20_Text">foo( arg1, argN );</text:p>
      <text:p text:style-name="Preformatted_20_Text"><text:soft-page-break/></text:p>
      <text:p text:style-name="Preformatted_20_Text"/>
      <text:p text:style-name="Preformatted_20_Text">// 2.B.2.2</text:p>
      <text:p text:style-name="Preformatted_20_Text">// Declaração de função nomeada</text:p>
      <text:p text:style-name="Preformatted_20_Text">function square( number ) {</text:p>
      <text:p text:style-name="Preformatted_20_Text"><text:s text:c="2"/>return number * number;</text:p>
      <text:p text:style-name="Preformatted_20_Text">}</text:p>
      <text:p text:style-name="Preformatted_20_Text"/>
      <text:p text:style-name="Preformatted_20_Text">// Utilização</text:p>
      <text:p text:style-name="Preformatted_20_Text">square( 10 );</text:p>
      <text:p text:style-name="Preformatted_20_Text"/>
      <text:p text:style-name="Preformatted_20_Text">// Estilo de passagem artificialmente contínua</text:p>
      <text:p text:style-name="Preformatted_20_Text">function square( number, callback ) {</text:p>
      <text:p text:style-name="Preformatted_20_Text"><text:s text:c="2"/>callback( number * number );</text:p>
      <text:p text:style-name="Preformatted_20_Text">}</text:p>
      <text:p text:style-name="Preformatted_20_Text"/>
      <text:p text:style-name="Preformatted_20_Text">square( 10, function( square ) {</text:p>
      <text:p text:style-name="Preformatted_20_Text"><text:s text:c="2"/>// instruções de callback</text:p>
      <text:p text:style-name="Preformatted_20_Text">});</text:p>
      <text:p text:style-name="Preformatted_20_Text"/>
      <text:p text:style-name="Preformatted_20_Text"/>
      <text:p text:style-name="Preformatted_20_Text">// 2.B.2.3</text:p>
      <text:p text:style-name="Preformatted_20_Text">// Expressão de função</text:p>
      <text:p text:style-name="Preformatted_20_Text">var square = function( number ) {</text:p>
      <text:p text:style-name="Preformatted_20_Text"><text:s text:c="2"/>// Retorna algo de valor e relevante</text:p>
      <text:p text:style-name="Preformatted_20_Text"><text:s text:c="2"/>return number * number;</text:p>
      <text:p text:style-name="Preformatted_20_Text">};</text:p>
      <text:p text:style-name="Preformatted_20_Text"/>
      <text:p text:style-name="Preformatted_20_Text">// Expressão de função com identificador</text:p>
      <text:p text:style-name="Preformatted_20_Text">// Esse formato preferencial tem o valor adicional de permitir</text:p>
      <text:p text:style-name="Preformatted_20_Text">// chamar a si mesmo e ter uma identidade na pilha de comandos:</text:p>
      <text:p text:style-name="Preformatted_20_Text">var factorial = function factorial( number ) {</text:p>
      <text:p text:style-name="Preformatted_20_Text"><text:s text:c="2"/>if ( number &lt; 2 ) {</text:p>
      <text:p text:style-name="Preformatted_20_Text"><text:s text:c="4"/>return 1;</text:p>
      <text:p text:style-name="Preformatted_20_Text"><text:s text:c="2"/>}</text:p>
      <text:p text:style-name="Preformatted_20_Text"/>
      <text:p text:style-name="Preformatted_20_Text"><text:s text:c="2"/>return number * factorial( number-1 );</text:p>
      <text:p text:style-name="Preformatted_20_Text">};</text:p>
      <text:p text:style-name="Preformatted_20_Text"/>
      <text:p text:style-name="Preformatted_20_Text"/>
      <text:p text:style-name="Preformatted_20_Text">// 2.B.2.4</text:p>
      <text:p text:style-name="Preformatted_20_Text">// Declaração de construtor</text:p>
      <text:p text:style-name="Preformatted_20_Text">function FooBar( options ) {</text:p>
      <text:p text:style-name="Preformatted_20_Text"/>
      <text:p text:style-name="Preformatted_20_Text"><text:s text:c="2"/>this.options = options;</text:p>
      <text:p text:style-name="Preformatted_20_Text">}</text:p>
      <text:p text:style-name="Preformatted_20_Text"/>
      <text:p text:style-name="Preformatted_20_Text">// Utilização</text:p>
      <text:p text:style-name="Preformatted_20_Text">var fooBar = new FooBar({ a: "alpha" });</text:p>
      <text:p text:style-name="Preformatted_20_Text"/>
      <text:p text:style-name="Preformatted_20_Text">fooBar.options;</text:p>
      <text:p text:style-name="P2">// { a: "alpha" }</text:p>
      <text:p text:style-name="Text_20_body">C. Exceções, pequenos desvios</text:p>
      <text:p text:style-name="Preformatted_20_Text">// 2.C.1.1</text:p>
      <text:p text:style-name="Preformatted_20_Text">// Funções com callbacks</text:p>
      <text:p text:style-name="Preformatted_20_Text">foo(function() {</text:p>
      <text:p text:style-name="Preformatted_20_Text"><text:s text:c="2"/>// Veja que não há espaço extra entre os parênteses</text:p>
      <text:p text:style-name="Preformatted_20_Text"><text:s text:c="2"/>// da chamada de função e a palavra "function"</text:p>
      <text:p text:style-name="Preformatted_20_Text">});</text:p>
      <text:p text:style-name="Preformatted_20_Text"/>
      <text:p text:style-name="Preformatted_20_Text">// Função recebendo uma array, sem espaço</text:p>
      <text:p text:style-name="Preformatted_20_Text"><text:soft-page-break/>foo([ "alpha", "beta" ]);</text:p>
      <text:p text:style-name="Preformatted_20_Text"/>
      <text:p text:style-name="Preformatted_20_Text">// 2.C.1.2</text:p>
      <text:p text:style-name="Preformatted_20_Text">// Função recebendo um objeto, sem espaço</text:p>
      <text:p text:style-name="Preformatted_20_Text">foo({</text:p>
      <text:p text:style-name="Preformatted_20_Text"><text:s text:c="2"/>a: "alpha",</text:p>
      <text:p text:style-name="Preformatted_20_Text"><text:s text:c="2"/>b: "beta"</text:p>
      <text:p text:style-name="Preformatted_20_Text">});</text:p>
      <text:p text:style-name="Preformatted_20_Text"/>
      <text:p text:style-name="Preformatted_20_Text">// String literal como argumento único, sem espaço</text:p>
      <text:p text:style-name="Preformatted_20_Text">foo("bar");</text:p>
      <text:p text:style-name="Preformatted_20_Text"/>
      <text:p text:style-name="Preformatted_20_Text">// Parênteses internos de agrupamento, sem espaço</text:p>
      <text:p text:style-name="Preformatted_20_Text">if ( !("foo" in obj) ) {</text:p>
      <text:p text:style-name="Preformatted_20_Text"/>
      <text:p text:style-name="P2">}</text:p>
      <text:p text:style-name="Text_20_body">D. Consistência sempre ganha</text:p>
      <text:p text:style-name="Text_20_body">Nas seções 2.A-2.C, as regras de espaço em branco são recomendadas sob um propósito simples e maior: consistência. É importante notar que preferências de formatação, tais como "espaço em branco interno" deve ser considerado opcional, mas apenas um estilo deve existir por toda a fonte de seu projeto.</text:p>
      <text:p text:style-name="Preformatted_20_Text">// 2.D.1.1</text:p>
      <text:p text:style-name="Preformatted_20_Text"/>
      <text:p text:style-name="Preformatted_20_Text">if (condition) {</text:p>
      <text:p text:style-name="Preformatted_20_Text"><text:s text:c="2"/>// instruções</text:p>
      <text:p text:style-name="Preformatted_20_Text">}</text:p>
      <text:p text:style-name="Preformatted_20_Text"/>
      <text:p text:style-name="Preformatted_20_Text">while (condition) {</text:p>
      <text:p text:style-name="Preformatted_20_Text"><text:s text:c="2"/>// instruções</text:p>
      <text:p text:style-name="Preformatted_20_Text">}</text:p>
      <text:p text:style-name="Preformatted_20_Text"/>
      <text:p text:style-name="Preformatted_20_Text">for (var i = 0; i &lt; 100; i++) {</text:p>
      <text:p text:style-name="Preformatted_20_Text"><text:s text:c="2"/>// instruções</text:p>
      <text:p text:style-name="Preformatted_20_Text">}</text:p>
      <text:p text:style-name="Preformatted_20_Text"/>
      <text:p text:style-name="Preformatted_20_Text">if (true) {</text:p>
      <text:p text:style-name="Preformatted_20_Text"><text:s text:c="2"/>// instruções</text:p>
      <text:p text:style-name="Preformatted_20_Text">} else {</text:p>
      <text:p text:style-name="Preformatted_20_Text"><text:s text:c="2"/>// instruções</text:p>
      <text:p text:style-name="P2">}</text:p>
      <text:p text:style-name="Text_20_body">E. Aspas</text:p>
      <text:p text:style-name="Text_20_body">Se você preferir usar simples ou dupla não importa, não há diferença em como o JavaScript analisa elas. O que <text:span text:style-name="Strong_20_Emphasis">ABSOLUTAMENTE PRECISA</text:span> ser aplicado é consistência. <text:span text:style-name="Strong_20_Emphasis">Nunca misture diferentes tipos de aspas em um mesmo projeto. Escolha um estilo e fique com ele.</text:span></text:p>
      <text:p text:style-name="Text_20_body">F. Finais de linha e linhas vazias</text:p>
      <text:p text:style-name="Text_20_body">Espaços em branco podem arruinar diffs e fazer com que <text:span text:style-name="Emphasis">changesets</text:span> sejam impossíveis de se ler. Considere incorporar um gancho de pre-commit que remova espaços em branco ao final das linhas e espaços em branco em linhas vazias automaticamente.</text:p>
      <text:list xml:id="list3205568506" text:style-name="L10">
        <text:list-item>
          <text:p text:style-name="P21"><text:bookmark text:name="user-content-type"/>Checagem de escrita (cortesia das Recomendações de Estilo do Núcleo do jQuery)</text:p>
          <text:p text:style-name="P21">A. Tipos existentes</text:p>
          <text:p text:style-name="P21"><text:soft-page-break/>String:</text:p>
          <text:p text:style-name="P4"><text:s text:c="2"/>typeof variavel === "string"</text:p>
          <text:p text:style-name="P21">Number:</text:p>
          <text:p text:style-name="P4"><text:s text:c="2"/>typeof variavel === "number"</text:p>
          <text:p text:style-name="P21">Boolean:</text:p>
          <text:p text:style-name="P4"><text:s text:c="2"/>typeof variavel === "boolean"</text:p>
          <text:p text:style-name="P21">Object:</text:p>
          <text:p text:style-name="P4"><text:s text:c="2"/>typeof variavel === "object"</text:p>
          <text:p text:style-name="P21">Array:</text:p>
          <text:p text:style-name="P3"><text:s text:c="2"/>Array.isArray( variavel )</text:p>
          <text:p text:style-name="P4"><text:s text:c="2"/>// (quando possível)</text:p>
          <text:p text:style-name="P21">null:</text:p>
          <text:p text:style-name="P4"><text:s text:c="2"/>variavel === null</text:p>
          <text:p text:style-name="P21">null ou undefined:</text:p>
          <text:p text:style-name="P4"><text:s text:c="2"/>variavel == null</text:p>
          <text:p text:style-name="P21">undefined:</text:p>
          <text:p text:style-name="P21">Variáveis Globais:</text:p>
          <text:p text:style-name="P4"><text:s text:c="4"/>typeof variavel === "undefined"</text:p>
          <text:p text:style-name="P21">Variáveis Locais:</text:p>
          <text:p text:style-name="P4"><text:s text:c="4"/>variavel === undefined</text:p>
          <text:p text:style-name="P21">Propriedades:</text:p>
          <text:p text:style-name="P3"><text:s text:c="4"/>object.prop === undefined</text:p>
          <text:p text:style-name="P3"><text:s text:c="4"/>object.hasOwnProperty( prop )</text:p>
          <text:p text:style-name="P4"><text:s text:c="4"/>"prop" in object</text:p>
          <text:p text:style-name="P21">B. Tipos coagidos</text:p>
          <text:p text:style-name="P21">Considere as implicações do seguinte...</text:p>
          <text:p text:style-name="P21">Dado este HTML:</text:p>
          <text:p text:style-name="P4">&lt;input type="text" id="foo-input" value="1"&gt;</text:p>
          <text:p text:style-name="P3">// 3.B.1.1</text:p>
          <text:p text:style-name="P3"/>
          <text:p text:style-name="P3">// `foo` foi declarado com o valor `0` e seu tipo é `number`</text:p>
          <text:p text:style-name="P3">var foo = 0;</text:p>
          <text:p text:style-name="P3"/>
          <text:p text:style-name="P3">// typeof foo;</text:p>
          <text:p text:style-name="P3">// "number"</text:p>
          <text:p text:style-name="P3">...</text:p>
          <text:p text:style-name="P3"><text:soft-page-break/></text:p>
          <text:p text:style-name="P3">// Algum momento depois no seu código, você precisa atualizar `foo`</text:p>
          <text:p text:style-name="P3">// com um novo valor derivado de um elemento `input`</text:p>
          <text:p text:style-name="P3"/>
          <text:p text:style-name="P3">foo = document.getElementById("foo-input").value;</text:p>
          <text:p text:style-name="P3"/>
          <text:p text:style-name="P3">// Se você testasse `typeof foo` agora, o resultado seria uma `string`</text:p>
          <text:p text:style-name="P3">// Isso significa que se tivesse uma lógica que testasse `foo` como:</text:p>
          <text:p text:style-name="P3"/>
          <text:p text:style-name="P3">if ( foo === 1 ) {</text:p>
          <text:p text:style-name="P3"/>
          <text:p text:style-name="P3"><text:s text:c="2"/>importantTask();</text:p>
          <text:p text:style-name="P3"/>
          <text:p text:style-name="P3">}</text:p>
          <text:p text:style-name="P3"/>
          <text:p text:style-name="P3">// `importantTask()` nunca seria chamado, mesmo que `foo` tivesse um valor "1"</text:p>
          <text:p text:style-name="P3"/>
          <text:p text:style-name="P3"/>
          <text:p text:style-name="P3">// 3.B.1.2</text:p>
          <text:p text:style-name="P3"/>
          <text:p text:style-name="P3">// Você pode prevenir problemas utilizando uma coerção automática com os operadores + ou -:</text:p>
          <text:p text:style-name="P3"/>
          <text:p text:style-name="P3">foo = +document.getElementById("foo-input").value;</text:p>
          <text:p text:style-name="P3">// <text:s text:c="3"/>^ o operador + irá converter o operando do lado direito para um número</text:p>
          <text:p text:style-name="P3"/>
          <text:p text:style-name="P3">// typeof foo;</text:p>
          <text:p text:style-name="P3">// "number"</text:p>
          <text:p text:style-name="P3"/>
          <text:p text:style-name="P3">if ( foo === 1 ) {</text:p>
          <text:p text:style-name="P3"/>
          <text:p text:style-name="P3"><text:s text:c="2"/>importantTask();</text:p>
          <text:p text:style-name="P3"/>
          <text:p text:style-name="P3">}</text:p>
          <text:p text:style-name="P3"/>
          <text:p text:style-name="P4">// `importantTask()` será chamado</text:p>
          <text:p text:style-name="P21">Aqui temos alguns casos comuns com coerções:</text:p>
          <text:p text:style-name="P3">// 3.B.2.1</text:p>
          <text:p text:style-name="P3"/>
          <text:p text:style-name="P3">var number = 1,</text:p>
          <text:p text:style-name="P3"><text:s text:c="2"/>string = "1",</text:p>
          <text:p text:style-name="P3"><text:s text:c="2"/>bool = false;</text:p>
          <text:p text:style-name="P3"/>
          <text:p text:style-name="P3">number;</text:p>
          <text:p text:style-name="P3">// 1</text:p>
          <text:p text:style-name="P3"/>
          <text:p text:style-name="P3">number + "";</text:p>
          <text:p text:style-name="P3">// "1"</text:p>
          <text:p text:style-name="P3"/>
          <text:p text:style-name="P3">string;</text:p>
          <text:p text:style-name="P3">// "1"</text:p>
          <text:p text:style-name="P3"/>
          <text:p text:style-name="P3">+string;</text:p>
          <text:p text:style-name="P3">// 1</text:p>
          <text:p text:style-name="P3"/>
          <text:p text:style-name="P3">+string++;</text:p>
          <text:p text:style-name="P3">// 1</text:p>
          <text:p text:style-name="P3"/>
          <text:p text:style-name="P3">string;</text:p>
          <text:p text:style-name="P3"><text:soft-page-break/>// 2</text:p>
          <text:p text:style-name="P3"/>
          <text:p text:style-name="P3">bool;</text:p>
          <text:p text:style-name="P3">// false</text:p>
          <text:p text:style-name="P3"/>
          <text:p text:style-name="P3">+bool;</text:p>
          <text:p text:style-name="P3">// 0</text:p>
          <text:p text:style-name="P3"/>
          <text:p text:style-name="P3">bool + "";</text:p>
          <text:p text:style-name="P4">// "false"</text:p>
          <text:p text:style-name="P3">// 3.B.2.2</text:p>
          <text:p text:style-name="P3"/>
          <text:p text:style-name="P3">var number = 1,</text:p>
          <text:p text:style-name="P3"><text:s text:c="2"/>string = "1",</text:p>
          <text:p text:style-name="P3"><text:s text:c="2"/>bool = true;</text:p>
          <text:p text:style-name="P3"/>
          <text:p text:style-name="P3">string === number;</text:p>
          <text:p text:style-name="P3">// false</text:p>
          <text:p text:style-name="P3"/>
          <text:p text:style-name="P3">string === number + "";</text:p>
          <text:p text:style-name="P3">// true</text:p>
          <text:p text:style-name="P3"/>
          <text:p text:style-name="P3">+string === number;</text:p>
          <text:p text:style-name="P3">// true</text:p>
          <text:p text:style-name="P3"/>
          <text:p text:style-name="P3">bool === number;</text:p>
          <text:p text:style-name="P3">// false</text:p>
          <text:p text:style-name="P3"/>
          <text:p text:style-name="P3">+bool === number;</text:p>
          <text:p text:style-name="P3">// true</text:p>
          <text:p text:style-name="P3"/>
          <text:p text:style-name="P3">bool === string;</text:p>
          <text:p text:style-name="P3">// false</text:p>
          <text:p text:style-name="P3"/>
          <text:p text:style-name="P3">bool === !!string;</text:p>
          <text:p text:style-name="P4">// true</text:p>
          <text:p text:style-name="P3">// 3.B.2.3</text:p>
          <text:p text:style-name="P3"/>
          <text:p text:style-name="P3">var array = [ "a", "b", "c" ];</text:p>
          <text:p text:style-name="P3"/>
          <text:p text:style-name="P3">!!~array.indexOf( "a" );</text:p>
          <text:p text:style-name="P3">// true</text:p>
          <text:p text:style-name="P3"/>
          <text:p text:style-name="P3">!!~array.indexOf( "b" );</text:p>
          <text:p text:style-name="P3">// true</text:p>
          <text:p text:style-name="P3"/>
          <text:p text:style-name="P3">!!~array.indexOf( "c" );</text:p>
          <text:p text:style-name="P3">// true</text:p>
          <text:p text:style-name="P3"/>
          <text:p text:style-name="P3">!!~array.indexOf( "d" );</text:p>
          <text:p text:style-name="P3">// false</text:p>
          <text:p text:style-name="P3"/>
          <text:p text:style-name="P3">// Note que o que está acima deve ser considerado</text:p>
          <text:p text:style-name="P3">// "desnecessariamente inteligente".</text:p>
          <text:p text:style-name="P3">// Prefira a aproximação óbvia de comparar o valor retornado do</text:p>
          <text:p text:style-name="P3">// indexOf, como por exemplo:</text:p>
          <text:p text:style-name="P3"/>
          <text:p text:style-name="P3">if ( array.indexOf( "a" ) &gt;= 0 ) {</text:p>
          <text:p text:style-name="P3"><text:s text:c="2"/>// ...</text:p>
          <text:p text:style-name="P4">}</text:p>
          <text:p text:style-name="P3"><text:soft-page-break/>// 3.B.2.3</text:p>
          <text:p text:style-name="P3"/>
          <text:p text:style-name="P3">var num = 2.5;</text:p>
          <text:p text:style-name="P3"/>
          <text:p text:style-name="P3">parseInt( num, 10 );</text:p>
          <text:p text:style-name="P3"/>
          <text:p text:style-name="P3">// é o mesmo que...</text:p>
          <text:p text:style-name="P3"/>
          <text:p text:style-name="P3">~~num;</text:p>
          <text:p text:style-name="P3"/>
          <text:p text:style-name="P3">num &gt;&gt; 0;</text:p>
          <text:p text:style-name="P3">num &gt;&gt;&gt; 0;</text:p>
          <text:p text:style-name="P3"/>
          <text:p text:style-name="P3">// Todos resultam em 2</text:p>
          <text:p text:style-name="P3"/>
          <text:p text:style-name="P3"/>
          <text:p text:style-name="P3">// De qualquer forma, lembre-se que números negativos são tratados</text:p>
          <text:p text:style-name="P3">// de forma diferente...</text:p>
          <text:p text:style-name="P3"/>
          <text:p text:style-name="P3">var neg = -2.5;</text:p>
          <text:p text:style-name="P3"/>
          <text:p text:style-name="P3">parseInt( neg, 10 );</text:p>
          <text:p text:style-name="P3"/>
          <text:p text:style-name="P3">// é o mesmo que...</text:p>
          <text:p text:style-name="P3"/>
          <text:p text:style-name="P3">~~neg;</text:p>
          <text:p text:style-name="P3"/>
          <text:p text:style-name="P3">neg &gt;&gt; 0;</text:p>
          <text:p text:style-name="P3"/>
          <text:p text:style-name="P3">// Resulta em -2</text:p>
          <text:p text:style-name="P3">// Porém...</text:p>
          <text:p text:style-name="P3"/>
          <text:p text:style-name="P3">neg &gt;&gt;&gt; 0;</text:p>
          <text:p text:style-name="P3"/>
          <text:p text:style-name="P3">// Vai resultar em 4294967294</text:p>
          <text:p text:style-name="P3"/>
          <text:p text:style-name="P4"/>
        </text:list-item>
        <text:list-item>
          <text:p text:style-name="P21"><text:bookmark text:name="user-content-cond"/>Avaliação condicional</text:p>
        </text:list-item>
      </text:list>
      <text:p text:style-name="Preformatted_20_Text">// 4.1.1</text:p>
      <text:p text:style-name="Preformatted_20_Text">// Quando estiver apenas avaliando se um array tem tamanho,</text:p>
      <text:p text:style-name="Preformatted_20_Text">// ao invés disso:</text:p>
      <text:p text:style-name="Preformatted_20_Text">if ( array.length &gt; 0 ) ...</text:p>
      <text:p text:style-name="Preformatted_20_Text"/>
      <text:p text:style-name="Preformatted_20_Text">// ...avalie a verdade lógica, como isso:</text:p>
      <text:p text:style-name="Preformatted_20_Text">if ( array.length ) ...</text:p>
      <text:p text:style-name="Preformatted_20_Text"/>
      <text:p text:style-name="Preformatted_20_Text"/>
      <text:p text:style-name="Preformatted_20_Text">// 4.1.2</text:p>
      <text:p text:style-name="Preformatted_20_Text">// Quando estiver apenas avaliando se um array está vazio,</text:p>
      <text:p text:style-name="Preformatted_20_Text">// ao invés disso:</text:p>
      <text:p text:style-name="Preformatted_20_Text">if ( array.length === 0 ) ...</text:p>
      <text:p text:style-name="Preformatted_20_Text"/>
      <text:p text:style-name="Preformatted_20_Text">// ...avalie a verdade lógica, como isso:</text:p>
      <text:p text:style-name="Preformatted_20_Text">if ( !array.length ) ...</text:p>
      <text:p text:style-name="Preformatted_20_Text"/>
      <text:p text:style-name="Preformatted_20_Text"/>
      <text:p text:style-name="Preformatted_20_Text">// 4.1.3</text:p>
      <text:p text:style-name="Preformatted_20_Text">// Quando estiver apenas avaliando se uma string não está vazia,</text:p>
      <text:p text:style-name="Preformatted_20_Text">// ao invés disso:</text:p>
      <text:p text:style-name="Preformatted_20_Text">if ( string !== "" ) ...</text:p>
      <text:p text:style-name="Preformatted_20_Text"/>
      <text:p text:style-name="Preformatted_20_Text"><text:soft-page-break/>// ...avalie a verdade lógica, como isso:</text:p>
      <text:p text:style-name="Preformatted_20_Text">if ( string ) ...</text:p>
      <text:p text:style-name="Preformatted_20_Text"/>
      <text:p text:style-name="Preformatted_20_Text"/>
      <text:p text:style-name="Preformatted_20_Text">// 4.1.4</text:p>
      <text:p text:style-name="Preformatted_20_Text">// Quando estiver apenas avaliando se uma string está vazia,</text:p>
      <text:p text:style-name="Preformatted_20_Text">// ao invés disso:</text:p>
      <text:p text:style-name="Preformatted_20_Text">if ( string === "" ) ...</text:p>
      <text:p text:style-name="Preformatted_20_Text"/>
      <text:p text:style-name="Preformatted_20_Text">// ...avalie se ela é logicamente falsa, como isso:</text:p>
      <text:p text:style-name="Preformatted_20_Text">if ( !string ) ...</text:p>
      <text:p text:style-name="Preformatted_20_Text"/>
      <text:p text:style-name="Preformatted_20_Text"/>
      <text:p text:style-name="Preformatted_20_Text">// 4.1.5</text:p>
      <text:p text:style-name="Preformatted_20_Text">// Quando estiver avaliando se uma referência é verdadeira,</text:p>
      <text:p text:style-name="Preformatted_20_Text">// ao invés disso:</text:p>
      <text:p text:style-name="Preformatted_20_Text">if ( foo === true ) ...</text:p>
      <text:p text:style-name="Preformatted_20_Text"/>
      <text:p text:style-name="Preformatted_20_Text">// ...avalie como se quisesse isso, use a vantagem de suas capacidades primitivas:</text:p>
      <text:p text:style-name="Preformatted_20_Text">if ( foo ) ...</text:p>
      <text:p text:style-name="Preformatted_20_Text"/>
      <text:p text:style-name="Preformatted_20_Text"/>
      <text:p text:style-name="Preformatted_20_Text">// 4.1.6</text:p>
      <text:p text:style-name="Preformatted_20_Text">// Quando estiver avaliando se uma referência é falsa,</text:p>
      <text:p text:style-name="Preformatted_20_Text">// ao invés disso:</text:p>
      <text:p text:style-name="Preformatted_20_Text">if ( foo === false ) ...</text:p>
      <text:p text:style-name="Preformatted_20_Text"/>
      <text:p text:style-name="Preformatted_20_Text">// ...use a negação para coagir para uma avaliação verdadeira</text:p>
      <text:p text:style-name="Preformatted_20_Text">if ( !foo ) ...</text:p>
      <text:p text:style-name="Preformatted_20_Text"/>
      <text:p text:style-name="Preformatted_20_Text">// ...Seja cuidadoso, isso também irá funcionar com: 0, "", null, undefined, NaN</text:p>
      <text:p text:style-name="Preformatted_20_Text">// Se você _PRECISA_ testar um valor falso de tipo booleano, então use</text:p>
      <text:p text:style-name="Preformatted_20_Text">if ( foo === false ) ...</text:p>
      <text:p text:style-name="Preformatted_20_Text"/>
      <text:p text:style-name="Preformatted_20_Text"/>
      <text:p text:style-name="Preformatted_20_Text">// 4.1.7</text:p>
      <text:p text:style-name="Preformatted_20_Text">// Quando apenas estiver avaliando uma referência que pode ser `null` ou `undefined`, mas NÃO `false`, "" ou 0,</text:p>
      <text:p text:style-name="Preformatted_20_Text">// ao invés disso:</text:p>
      <text:p text:style-name="Preformatted_20_Text">if ( foo === null || foo === undefined ) ...</text:p>
      <text:p text:style-name="Preformatted_20_Text"/>
      <text:p text:style-name="Preformatted_20_Text">// ...aproveite a vantagem da coerção de tipo com ==, como isso:</text:p>
      <text:p text:style-name="Preformatted_20_Text">if ( foo == null ) ...</text:p>
      <text:p text:style-name="Preformatted_20_Text"/>
      <text:p text:style-name="Preformatted_20_Text">// Lembre-se, utilizando == irá funcionar em um `null` TANTO para `null` quanto para `undefined`</text:p>
      <text:p text:style-name="Preformatted_20_Text">// mas não para `false`, "" ou 0</text:p>
      <text:p text:style-name="P2">null == undefined</text:p>
      <text:p text:style-name="Text_20_body">SEMPRE avalie para o melhor e mais preciso resultado - o que está acima é uma recomendação, não um dogma.</text:p>
      <text:p text:style-name="Preformatted_20_Text">// 4.2.1</text:p>
      <text:p text:style-name="Preformatted_20_Text">// Coerção de tipo e notas sobre avaliações</text:p>
      <text:p text:style-name="Preformatted_20_Text"/>
      <text:p text:style-name="Preformatted_20_Text">Prefira `===` ao invés de <text:s/>`==` (ao menos em casos que necessitem avaliação de tipos flexíveis)</text:p>
      <text:p text:style-name="Preformatted_20_Text"/>
      <text:p text:style-name="Preformatted_20_Text">=== não faz coerção de tipo, o que significa que:</text:p>
      <text:p text:style-name="Preformatted_20_Text"/>
      <text:p text:style-name="Preformatted_20_Text">"1" === 1;</text:p>
      <text:p text:style-name="Preformatted_20_Text">// false</text:p>
      <text:p text:style-name="Preformatted_20_Text"><text:soft-page-break/></text:p>
      <text:p text:style-name="Preformatted_20_Text">== faz coerção de tipo, o que significa que:</text:p>
      <text:p text:style-name="Preformatted_20_Text"/>
      <text:p text:style-name="Preformatted_20_Text">"1" == 1;</text:p>
      <text:p text:style-name="Preformatted_20_Text">// true</text:p>
      <text:p text:style-name="Preformatted_20_Text"/>
      <text:p text:style-name="Preformatted_20_Text"/>
      <text:p text:style-name="Preformatted_20_Text">// 4.2.2</text:p>
      <text:p text:style-name="Preformatted_20_Text">// Booleanos, verdades e negações</text:p>
      <text:p text:style-name="Preformatted_20_Text"/>
      <text:p text:style-name="Preformatted_20_Text">// Booleanos:</text:p>
      <text:p text:style-name="Preformatted_20_Text">true, false</text:p>
      <text:p text:style-name="Preformatted_20_Text"/>
      <text:p text:style-name="Preformatted_20_Text">// Verdades:</text:p>
      <text:p text:style-name="Preformatted_20_Text">"foo", 1</text:p>
      <text:p text:style-name="Preformatted_20_Text"/>
      <text:p text:style-name="Preformatted_20_Text">// Negações:</text:p>
      <text:p text:style-name="P2">"", 0, null, undefined, NaN, void 0</text:p>
      <text:list xml:id="list2858629893" text:style-name="L11">
        <text:list-item>
          <text:p text:style-name="P22"><text:bookmark text:name="user-content-practical"/>Estilo Prático </text:p>
        </text:list-item>
      </text:list>
      <text:p text:style-name="Preformatted_20_Text">// 5.1.1</text:p>
      <text:p text:style-name="Preformatted_20_Text">// Um módulo prático</text:p>
      <text:p text:style-name="Preformatted_20_Text"/>
      <text:p text:style-name="Preformatted_20_Text">(function( global ) {</text:p>
      <text:p text:style-name="Preformatted_20_Text"><text:s text:c="2"/>var Module = (function() {</text:p>
      <text:p text:style-name="Preformatted_20_Text"/>
      <text:p text:style-name="Preformatted_20_Text"><text:s text:c="4"/>var data = "segredo";</text:p>
      <text:p text:style-name="Preformatted_20_Text"/>
      <text:p text:style-name="Preformatted_20_Text"><text:s text:c="4"/>return {</text:p>
      <text:p text:style-name="Preformatted_20_Text"><text:s text:c="6"/>// Essa é uma propriedade booleana</text:p>
      <text:p text:style-name="Preformatted_20_Text"><text:s text:c="6"/>bool: true,</text:p>
      <text:p text:style-name="Preformatted_20_Text"><text:s text:c="6"/>// Algum valor de string</text:p>
      <text:p text:style-name="Preformatted_20_Text"><text:s text:c="6"/>string: "uma string",</text:p>
      <text:p text:style-name="Preformatted_20_Text"><text:s text:c="6"/>// Uma propriedade em array</text:p>
      <text:p text:style-name="Preformatted_20_Text"><text:s text:c="6"/>array: [ 1, 2, 3, 4 ],</text:p>
      <text:p text:style-name="Preformatted_20_Text"><text:s text:c="6"/>// Uma propriedade em objeto</text:p>
      <text:p text:style-name="Preformatted_20_Text"><text:s text:c="6"/>object: {</text:p>
      <text:p text:style-name="Preformatted_20_Text"><text:s text:c="8"/>lang: "pt-BR"</text:p>
      <text:p text:style-name="Preformatted_20_Text"><text:s text:c="6"/>},</text:p>
      <text:p text:style-name="Preformatted_20_Text"><text:s text:c="6"/>getData: function() {</text:p>
      <text:p text:style-name="Preformatted_20_Text"><text:s text:c="8"/>// pega o valor atual de `data`</text:p>
      <text:p text:style-name="Preformatted_20_Text"><text:s text:c="8"/>return data;</text:p>
      <text:p text:style-name="Preformatted_20_Text"><text:s text:c="6"/>},</text:p>
      <text:p text:style-name="Preformatted_20_Text"><text:s text:c="6"/>setData: function( value ) {</text:p>
      <text:p text:style-name="Preformatted_20_Text"><text:s text:c="8"/>// atribui o valor a data que é retornado</text:p>
      <text:p text:style-name="Preformatted_20_Text"><text:s text:c="8"/>return ( data = value );</text:p>
      <text:p text:style-name="Preformatted_20_Text"><text:s text:c="6"/>}</text:p>
      <text:p text:style-name="Preformatted_20_Text"><text:s text:c="4"/>};</text:p>
      <text:p text:style-name="Preformatted_20_Text"><text:s text:c="2"/>})();</text:p>
      <text:p text:style-name="Preformatted_20_Text"/>
      <text:p text:style-name="Preformatted_20_Text"><text:s text:c="2"/>// Outras coisas que também podem acontecer aqui</text:p>
      <text:p text:style-name="Preformatted_20_Text"/>
      <text:p text:style-name="Preformatted_20_Text"><text:s text:c="2"/>// Expor seu módulo ao objeto global</text:p>
      <text:p text:style-name="Preformatted_20_Text"><text:s text:c="2"/>global.Module = Module;</text:p>
      <text:p text:style-name="Preformatted_20_Text"/>
      <text:p text:style-name="P2">})( this );</text:p>
      <text:p text:style-name="Preformatted_20_Text">// 5.2.1</text:p>
      <text:p text:style-name="Preformatted_20_Text">// Um construtor prático</text:p>
      <text:p text:style-name="Preformatted_20_Text"/>
      <text:p text:style-name="Preformatted_20_Text">(function( global ) {</text:p>
      <text:p text:style-name="Preformatted_20_Text"/>
      <text:p text:style-name="Preformatted_20_Text"><text:soft-page-break/><text:s text:c="2"/>function Ctor( foo ) {</text:p>
      <text:p text:style-name="Preformatted_20_Text"/>
      <text:p text:style-name="Preformatted_20_Text"><text:s text:c="4"/>this.foo = foo;</text:p>
      <text:p text:style-name="Preformatted_20_Text"/>
      <text:p text:style-name="Preformatted_20_Text"><text:s text:c="4"/>return this;</text:p>
      <text:p text:style-name="Preformatted_20_Text"><text:s text:c="2"/>}</text:p>
      <text:p text:style-name="Preformatted_20_Text"/>
      <text:p text:style-name="Preformatted_20_Text"><text:s text:c="2"/>Ctor.prototype.getFoo = function() {</text:p>
      <text:p text:style-name="Preformatted_20_Text"><text:s text:c="4"/>return this.foo;</text:p>
      <text:p text:style-name="Preformatted_20_Text"><text:s text:c="2"/>};</text:p>
      <text:p text:style-name="Preformatted_20_Text"/>
      <text:p text:style-name="Preformatted_20_Text"><text:s text:c="2"/>Ctor.prototype.setFoo = function( val ) {</text:p>
      <text:p text:style-name="Preformatted_20_Text"><text:s text:c="4"/>return ( this.foo = val );</text:p>
      <text:p text:style-name="Preformatted_20_Text"><text:s text:c="2"/>};</text:p>
      <text:p text:style-name="Preformatted_20_Text"/>
      <text:p text:style-name="Preformatted_20_Text"/>
      <text:p text:style-name="Preformatted_20_Text"><text:s text:c="2"/>// Para chamar um construtor sem o `new`, você pode fazer assim:</text:p>
      <text:p text:style-name="Preformatted_20_Text"><text:s text:c="2"/>var ctor = function( foo ) {</text:p>
      <text:p text:style-name="Preformatted_20_Text"><text:s text:c="4"/>return new Ctor( foo );</text:p>
      <text:p text:style-name="Preformatted_20_Text"><text:s text:c="2"/>};</text:p>
      <text:p text:style-name="Preformatted_20_Text"/>
      <text:p text:style-name="Preformatted_20_Text"/>
      <text:p text:style-name="Preformatted_20_Text"><text:s text:c="2"/>// exponha nosso construtor ao objeto global</text:p>
      <text:p text:style-name="Preformatted_20_Text"><text:s text:c="2"/>global.ctor = ctor;</text:p>
      <text:p text:style-name="Preformatted_20_Text"/>
      <text:p text:style-name="P2">})( this );</text:p>
      <text:list xml:id="list1148021322" text:style-name="L12">
        <text:list-item>
          <text:p text:style-name="P23"><text:bookmark text:name="user-content-naming"/>Nomenclatura </text:p>
        </text:list-item>
      </text:list>
      <text:p text:style-name="Text_20_body">A. Se você não é um compilador humano ou compactador de código, não tente ser um.</text:p>
      <text:p text:style-name="Text_20_body">O código a seguir é um exemplo de nomenclatura ruim:</text:p>
      <text:p text:style-name="Preformatted_20_Text">// 6.A.1.1</text:p>
      <text:p text:style-name="Preformatted_20_Text">// Exemplo de código com nomenclaturas fracas</text:p>
      <text:p text:style-name="Preformatted_20_Text"/>
      <text:p text:style-name="Preformatted_20_Text">function q(s) {</text:p>
      <text:p text:style-name="Preformatted_20_Text"><text:s text:c="2"/>return document.querySelectorAll(s);</text:p>
      <text:p text:style-name="Preformatted_20_Text">}</text:p>
      <text:p text:style-name="Preformatted_20_Text">var i,a=[],els=q("#foo");</text:p>
      <text:p text:style-name="P2">for(i=0;i&lt;els.length;i++){a.push(els[i]);}</text:p>
      <text:p text:style-name="Text_20_body">Sem dúvida, você já deve ter escrito código assim - provavelmente isso acaba hoje.</text:p>
      <text:p text:style-name="Text_20_body">Aqui temos o mesmo trecho lógico, porém com uma nomenclatura simpática e mais inteligente (e uma estrutura legível):</text:p>
      <text:p text:style-name="Preformatted_20_Text">// 6.A.2.1</text:p>
      <text:p text:style-name="Preformatted_20_Text">// Exemplo de código com nomenclatura melhorada</text:p>
      <text:p text:style-name="Preformatted_20_Text"/>
      <text:p text:style-name="Preformatted_20_Text">function query( selector ) {</text:p>
      <text:p text:style-name="Preformatted_20_Text"><text:s text:c="2"/>return document.querySelectorAll( selector );</text:p>
      <text:p text:style-name="Preformatted_20_Text">}</text:p>
      <text:p text:style-name="Preformatted_20_Text"/>
      <text:p text:style-name="Preformatted_20_Text">var idx = 0,</text:p>
      <text:p text:style-name="Preformatted_20_Text"><text:s text:c="2"/>elements = [],</text:p>
      <text:p text:style-name="Preformatted_20_Text"><text:s text:c="2"/>matches = query("#foo"),</text:p>
      <text:p text:style-name="Preformatted_20_Text"><text:s text:c="2"/>length = matches.length;</text:p>
      <text:p text:style-name="Preformatted_20_Text"/>
      <text:p text:style-name="Preformatted_20_Text">for( ; idx &lt; length; idx++ ){</text:p>
      <text:p text:style-name="Preformatted_20_Text"><text:s text:c="2"/>elements.push( matches[ idx ] );</text:p>
      <text:p text:style-name="P2">}</text:p>
      <text:p text:style-name="Text_20_body"><text:soft-page-break/>Algumas indicações adicionais de nomenclaturas</text:p>
      <text:p text:style-name="Preformatted_20_Text">// 6.A.3.1</text:p>
      <text:p text:style-name="Preformatted_20_Text">// Nomes de strings</text:p>
      <text:p text:style-name="Preformatted_20_Text"/>
      <text:p text:style-name="Preformatted_20_Text">`dog` é uma string</text:p>
      <text:p text:style-name="Preformatted_20_Text"/>
      <text:p text:style-name="Preformatted_20_Text">// 6.A.3.2</text:p>
      <text:p text:style-name="Preformatted_20_Text">// Nomes de arrays</text:p>
      <text:p text:style-name="Preformatted_20_Text"/>
      <text:p text:style-name="Preformatted_20_Text">`dogs` é uma array de strings `dog`</text:p>
      <text:p text:style-name="Preformatted_20_Text"/>
      <text:p text:style-name="Preformatted_20_Text"/>
      <text:p text:style-name="Preformatted_20_Text">// 6.A.3.3</text:p>
      <text:p text:style-name="Preformatted_20_Text">// Nomes de funções, objetos, instancias, etc</text:p>
      <text:p text:style-name="Preformatted_20_Text"/>
      <text:p text:style-name="Preformatted_20_Text">// funções e declarações de variáveis</text:p>
      <text:p text:style-name="Preformatted_20_Text">camelCase;</text:p>
      <text:p text:style-name="Preformatted_20_Text"/>
      <text:p text:style-name="Preformatted_20_Text"/>
      <text:p text:style-name="Preformatted_20_Text">// 6.A.3.4</text:p>
      <text:p text:style-name="Preformatted_20_Text">// Nomes de construtores, protótipos, etc</text:p>
      <text:p text:style-name="Preformatted_20_Text"/>
      <text:p text:style-name="Preformatted_20_Text">// função construtora</text:p>
      <text:p text:style-name="Preformatted_20_Text">PascalCase;</text:p>
      <text:p text:style-name="Preformatted_20_Text"/>
      <text:p text:style-name="Preformatted_20_Text"/>
      <text:p text:style-name="Preformatted_20_Text">// 6.A.3.5</text:p>
      <text:p text:style-name="Preformatted_20_Text">// Nomes de expressões regulares</text:p>
      <text:p text:style-name="Preformatted_20_Text"/>
      <text:p text:style-name="Preformatted_20_Text">rDesc = //;</text:p>
      <text:p text:style-name="Preformatted_20_Text"/>
      <text:p text:style-name="Preformatted_20_Text"/>
      <text:p text:style-name="Preformatted_20_Text">// 6.A.3.6</text:p>
      <text:p text:style-name="Preformatted_20_Text">// Do Guia de Estilos da Biblioteca do Google Closure</text:p>
      <text:p text:style-name="Preformatted_20_Text"/>
      <text:p text:style-name="Preformatted_20_Text">funcoesNomeadasAssim;</text:p>
      <text:p text:style-name="Preformatted_20_Text">variaveisNomeadasAssim;</text:p>
      <text:p text:style-name="Preformatted_20_Text">ConstrutoresNomeadosAssim;</text:p>
      <text:p text:style-name="Preformatted_20_Text">EnumNomeadosAssim;</text:p>
      <text:p text:style-name="Preformatted_20_Text">metodosNomeadosAssim;</text:p>
      <text:p text:style-name="Preformatted_20_Text">CONSTANTES_SIMBOLICAS_ASSIM;</text:p>
      <text:p text:style-name="Preformatted_20_Text"/>
      <text:p text:style-name="Preformatted_20_Text">// nota da tradução: não havia tradução no Google Closure, o original é o seguinte:</text:p>
      <text:p text:style-name="Preformatted_20_Text"/>
      <text:p text:style-name="Preformatted_20_Text">functionNamesLikeThis;</text:p>
      <text:p text:style-name="Preformatted_20_Text">variableNamesLikeThis;</text:p>
      <text:p text:style-name="Preformatted_20_Text">ConstructorNamesLikeThis;</text:p>
      <text:p text:style-name="Preformatted_20_Text">EnumNamesLikeThis;</text:p>
      <text:p text:style-name="Preformatted_20_Text">methodNamesLikeThis;</text:p>
      <text:p text:style-name="P2">SYMBOLIC_CONSTANTS_LIKE_THIS;</text:p>
      <text:p text:style-name="Preformatted_20_Text"><text:span text:style-name="Source_20_Text">B. Faces do `this`</text:span></text:p>
      <text:p text:style-name="Preformatted_20_Text"/>
      <text:p text:style-name="Preformatted_20_Text"><text:span text:style-name="Source_20_Text">Além dos mais conhecidos casos de uso do `call` e `apply`, sempre prefira `.bind( this )` ou um equivalente funcional, para criar definições `BoundFunction` que possam ser invocadas posteriormente. Somente recorra ao aliasing quando não houver disponível uma outra opção preferencial.</text:span></text:p>
      <text:p text:style-name="Preformatted_20_Text"/>
      <text:p text:style-name="Preformatted_20_Text"><text:span text:style-name="Source_20_Text">```javascript</text:span></text:p>
      <text:p text:style-name="Preformatted_20_Text"/>
      <text:p text:style-name="Preformatted_20_Text"><text:span text:style-name="Source_20_Text">// 6.B.1</text:span></text:p>
      <text:p text:style-name="Preformatted_20_Text"><text:soft-page-break/><text:span text:style-name="Source_20_Text">function Device( opts ) {</text:span></text:p>
      <text:p text:style-name="Preformatted_20_Text"/>
      <text:p text:style-name="Preformatted_20_Text"><text:span text:style-name="Source_20_Text"><text:s text:c="2"/>this.value = null;</text:span></text:p>
      <text:p text:style-name="Preformatted_20_Text"/>
      <text:p text:style-name="Preformatted_20_Text"><text:span text:style-name="Source_20_Text"><text:s text:c="2"/>// abre um stream assíncrono,</text:span></text:p>
      <text:p text:style-name="Preformatted_20_Text"><text:span text:style-name="Source_20_Text"><text:s text:c="2"/>// isso será chamado continuamente</text:span></text:p>
      <text:p text:style-name="Preformatted_20_Text"><text:span text:style-name="Source_20_Text"><text:s text:c="2"/>stream.read( opts.path, function( data ) {</text:span></text:p>
      <text:p text:style-name="Preformatted_20_Text"/>
      <text:p text:style-name="Preformatted_20_Text"><text:span text:style-name="Source_20_Text"><text:s text:c="4"/>// Atualiza o valor atual dessa instancia</text:span></text:p>
      <text:p text:style-name="Preformatted_20_Text"><text:span text:style-name="Source_20_Text"><text:s text:c="4"/>// com o valor mais recente do</text:span></text:p>
      <text:p text:style-name="Preformatted_20_Text"><text:span text:style-name="Source_20_Text"><text:s text:c="4"/>// data stream</text:span></text:p>
      <text:p text:style-name="Preformatted_20_Text"><text:span text:style-name="Source_20_Text"><text:s text:c="4"/>this.value = data;</text:span></text:p>
      <text:p text:style-name="Preformatted_20_Text"/>
      <text:p text:style-name="Preformatted_20_Text"><text:span text:style-name="Source_20_Text"><text:s text:c="2"/>}.bind(this) );</text:span></text:p>
      <text:p text:style-name="Preformatted_20_Text"/>
      <text:p text:style-name="Preformatted_20_Text"><text:span text:style-name="Source_20_Text"><text:s text:c="2"/>// Suprime a frequencia de eventos emitidos por</text:span></text:p>
      <text:p text:style-name="Preformatted_20_Text"><text:span text:style-name="Source_20_Text"><text:s text:c="2"/>// essa instancia de Device</text:span></text:p>
      <text:p text:style-name="Preformatted_20_Text"><text:span text:style-name="Source_20_Text"><text:s text:c="2"/>setInterval(function() {</text:span></text:p>
      <text:p text:style-name="Preformatted_20_Text"/>
      <text:p text:style-name="Preformatted_20_Text"><text:span text:style-name="Source_20_Text"><text:s text:c="4"/>// Emite um evento suprimido</text:span></text:p>
      <text:p text:style-name="Preformatted_20_Text"><text:span text:style-name="Source_20_Text"><text:s text:c="4"/>this.emit("event");</text:span></text:p>
      <text:p text:style-name="Preformatted_20_Text"/>
      <text:p text:style-name="Preformatted_20_Text"><text:span text:style-name="Source_20_Text"><text:s text:c="2"/>}.bind(this), opts.freq || 100 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Apenas suponha que nós temos herdado um EventEmitter ;)</text:span></text:p>
      <text:p text:style-name="Preformatted_20_Text"/>
      <text:p text:style-name="Preformatted_20_Text"><text:span text:style-name="Source_20_Text">```</text:span></text:p>
      <text:p text:style-name="Preformatted_20_Text"/>
      <text:p text:style-name="Preformatted_20_Text"><text:span text:style-name="Source_20_Text">Quando não disponível, equivalentes funcionais ao `.bind` existem em muitas bibliotecas JavaScript modernas.</text:span></text:p>
      <text:p text:style-name="Preformatted_20_Text"/>
      <text:p text:style-name="Preformatted_20_Text"/>
      <text:p text:style-name="Preformatted_20_Text"><text:span text:style-name="Source_20_Text">```javascript</text:span></text:p>
      <text:p text:style-name="Preformatted_20_Text"><text:span text:style-name="Source_20_Text">// 6.B.2</text:span></text:p>
      <text:p text:style-name="Preformatted_20_Text"/>
      <text:p text:style-name="Preformatted_20_Text"><text:span text:style-name="Source_20_Text">// ex.: lodash/underscore, _.bind()</text:span></text:p>
      <text:p text:style-name="Preformatted_20_Text"><text:span text:style-name="Source_20_Text">function Device( opts ) {</text:span></text:p>
      <text:p text:style-name="Preformatted_20_Text"/>
      <text:p text:style-name="Preformatted_20_Text"><text:span text:style-name="Source_20_Text"><text:s text:c="2"/>this.value = null;</text:span></text:p>
      <text:p text:style-name="Preformatted_20_Text"/>
      <text:p text:style-name="Preformatted_20_Text"><text:span text:style-name="Source_20_Text"><text:s text:c="2"/>stream.read( opts.path, _.bind(function( data ) {</text:span></text:p>
      <text:p text:style-name="Preformatted_20_Text"/>
      <text:p text:style-name="Preformatted_20_Text"><text:span text:style-name="Source_20_Text"><text:s text:c="4"/>this.value = data;</text:span></text:p>
      <text:p text:style-name="Preformatted_20_Text"/>
      <text:p text:style-name="Preformatted_20_Text"><text:span text:style-name="Source_20_Text"><text:s text:c="2"/>}, this) );</text:span></text:p>
      <text:p text:style-name="Preformatted_20_Text"/>
      <text:p text:style-name="Preformatted_20_Text"><text:span text:style-name="Source_20_Text"><text:s text:c="2"/>setInterval(_.bind(function() {</text:span></text:p>
      <text:p text:style-name="Preformatted_20_Text"/>
      <text:p text:style-name="Preformatted_20_Text"><text:span text:style-name="Source_20_Text"><text:s text:c="4"/>this.emit("event");</text:span></text:p>
      <text:p text:style-name="Preformatted_20_Text"/>
      <text:p text:style-name="Preformatted_20_Text"><text:span text:style-name="Source_20_Text"><text:s text:c="2"/>}, this), opts.freq || 100 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ex.: jQuery.proxy</text:span></text:p>
      <text:p text:style-name="Preformatted_20_Text"><text:span text:style-name="Source_20_Text">function Device( opts ) {</text:span></text:p>
      <text:p text:style-name="Preformatted_20_Text"/>
      <text:p text:style-name="Preformatted_20_Text"><text:span text:style-name="Source_20_Text"><text:s text:c="2"/>this.value = null;</text:span></text:p>
      <text:p text:style-name="Preformatted_20_Text"/>
      <text:p text:style-name="Preformatted_20_Text"><text:span text:style-name="Source_20_Text"><text:s text:c="2"/>stream.read( opts.path, jQuery.proxy(function( data ) {</text:span></text:p>
      <text:p text:style-name="Preformatted_20_Text"/>
      <text:p text:style-name="Preformatted_20_Text"><text:span text:style-name="Source_20_Text"><text:s text:c="4"/>this.value = data;</text:span></text:p>
      <text:p text:style-name="Preformatted_20_Text"/>
      <text:p text:style-name="Preformatted_20_Text"><text:span text:style-name="Source_20_Text"><text:s text:c="2"/>}, this) );</text:span></text:p>
      <text:p text:style-name="Preformatted_20_Text"><text:soft-page-break/></text:p>
      <text:p text:style-name="Preformatted_20_Text"><text:span text:style-name="Source_20_Text"><text:s text:c="2"/>setInterval( jQuery.proxy(function() {</text:span></text:p>
      <text:p text:style-name="Preformatted_20_Text"/>
      <text:p text:style-name="Preformatted_20_Text"><text:span text:style-name="Source_20_Text"><text:s text:c="4"/>this.emit("event");</text:span></text:p>
      <text:p text:style-name="Preformatted_20_Text"/>
      <text:p text:style-name="Preformatted_20_Text"><text:span text:style-name="Source_20_Text"><text:s text:c="2"/>}, this), opts.freq || 100 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ex.: dojo.hitch</text:span></text:p>
      <text:p text:style-name="Preformatted_20_Text"><text:span text:style-name="Source_20_Text">function Device( opts ) {</text:span></text:p>
      <text:p text:style-name="Preformatted_20_Text"/>
      <text:p text:style-name="Preformatted_20_Text"><text:span text:style-name="Source_20_Text"><text:s text:c="2"/>this.value = null;</text:span></text:p>
      <text:p text:style-name="Preformatted_20_Text"/>
      <text:p text:style-name="Preformatted_20_Text"><text:span text:style-name="Source_20_Text"><text:s text:c="2"/>stream.read( opts.path, dojo.hitch( this, function( data ) {</text:span></text:p>
      <text:p text:style-name="Preformatted_20_Text"/>
      <text:p text:style-name="Preformatted_20_Text"><text:span text:style-name="Source_20_Text"><text:s text:c="4"/>this.value = data;</text:span></text:p>
      <text:p text:style-name="Preformatted_20_Text"/>
      <text:p text:style-name="Preformatted_20_Text"><text:span text:style-name="Source_20_Text"><text:s text:c="2"/>}) );</text:span></text:p>
      <text:p text:style-name="Preformatted_20_Text"/>
      <text:p text:style-name="Preformatted_20_Text"><text:span text:style-name="Source_20_Text"><text:s text:c="2"/>setInterval( dojo.hitch( this, function() {</text:span></text:p>
      <text:p text:style-name="Preformatted_20_Text"/>
      <text:p text:style-name="Preformatted_20_Text"><text:span text:style-name="Source_20_Text"><text:s text:c="4"/>this.emit("event");</text:span></text:p>
      <text:p text:style-name="Preformatted_20_Text"/>
      <text:p text:style-name="Preformatted_20_Text"><text:span text:style-name="Source_20_Text"><text:s text:c="2"/>}), opts.freq || 100 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```</text:span></text:p>
      <text:p text:style-name="Preformatted_20_Text"/>
      <text:p text:style-name="Preformatted_20_Text"><text:span text:style-name="Source_20_Text">Como último recurso, crie uma referência ao `this` utilizando `self` como identificador. Isso é bastante propenso a bugs e deve ser evitado sempre que possível.</text:span></text:p>
      <text:p text:style-name="Preformatted_20_Text"/>
      <text:p text:style-name="Preformatted_20_Text"><text:span text:style-name="Source_20_Text">```javascript</text:span></text:p>
      <text:p text:style-name="Preformatted_20_Text"/>
      <text:p text:style-name="Preformatted_20_Text"><text:span text:style-name="Source_20_Text">// 6.B.3</text:span></text:p>
      <text:p text:style-name="Preformatted_20_Text"/>
      <text:p text:style-name="Preformatted_20_Text"><text:span text:style-name="Source_20_Text">function Device( opts ) {</text:span></text:p>
      <text:p text:style-name="Preformatted_20_Text"><text:span text:style-name="Source_20_Text"><text:s text:c="2"/>var self = this;</text:span></text:p>
      <text:p text:style-name="Preformatted_20_Text"/>
      <text:p text:style-name="Preformatted_20_Text"><text:span text:style-name="Source_20_Text"><text:s text:c="2"/>this.value = null;</text:span></text:p>
      <text:p text:style-name="Preformatted_20_Text"/>
      <text:p text:style-name="Preformatted_20_Text"><text:span text:style-name="Source_20_Text"><text:s text:c="2"/>stream.read( opts.path, function( data ) {</text:span></text:p>
      <text:p text:style-name="Preformatted_20_Text"/>
      <text:p text:style-name="Preformatted_20_Text"><text:span text:style-name="Source_20_Text"><text:s text:c="4"/>self.value = data;</text:span></text:p>
      <text:p text:style-name="Preformatted_20_Text"/>
      <text:p text:style-name="Preformatted_20_Text"><text:span text:style-name="Source_20_Text"><text:s text:c="2"/>});</text:span></text:p>
      <text:p text:style-name="Preformatted_20_Text"/>
      <text:p text:style-name="Preformatted_20_Text"><text:span text:style-name="Source_20_Text"><text:s text:c="2"/>setInterval(function() {</text:span></text:p>
      <text:p text:style-name="Preformatted_20_Text"/>
      <text:p text:style-name="Preformatted_20_Text"><text:span text:style-name="Source_20_Text"><text:s text:c="4"/>self.emit("event");</text:span></text:p>
      <text:p text:style-name="Preformatted_20_Text"/>
      <text:p text:style-name="Preformatted_20_Text"><text:span text:style-name="Source_20_Text"><text:s text:c="2"/>}, opts.freq || 100 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```</text:span></text:p>
      <text:p text:style-name="Preformatted_20_Text"/>
      <text:p text:style-name="Preformatted_20_Text"/>
      <text:p text:style-name="Preformatted_20_Text"><text:span text:style-name="Source_20_Text">C. Utilize `thisArg`</text:span></text:p>
      <text:p text:style-name="Preformatted_20_Text"/>
      <text:p text:style-name="Preformatted_20_Text"><text:span text:style-name="Source_20_Text">Vários metodos de prototipagem internos do ES 5.1 vem com a assinatura especial de 'thisArg', que deve ser utilizada quando for possível.</text:span></text:p>
      <text:p text:style-name="Preformatted_20_Text"/>
      <text:p text:style-name="Preformatted_20_Text"><text:span text:style-name="Source_20_Text">```javascript</text:span></text:p>
      <text:p text:style-name="Preformatted_20_Text"/>
      <text:p text:style-name="Preformatted_20_Text"><text:soft-page-break/><text:span text:style-name="Source_20_Text">// 6.C.1</text:span></text:p>
      <text:p text:style-name="Preformatted_20_Text"/>
      <text:p text:style-name="Preformatted_20_Text"><text:span text:style-name="Source_20_Text">var obj;</text:span></text:p>
      <text:p text:style-name="Preformatted_20_Text"/>
      <text:p text:style-name="Preformatted_20_Text"><text:span text:style-name="Source_20_Text">obj = { f: "foo", b: "bar", q: "qux" };</text:span></text:p>
      <text:p text:style-name="Preformatted_20_Text"/>
      <text:p text:style-name="Preformatted_20_Text"><text:span text:style-name="Source_20_Text">Object.keys( obj ).forEach(function( key ) {</text:span></text:p>
      <text:p text:style-name="Preformatted_20_Text"/>
      <text:p text:style-name="Preformatted_20_Text"><text:span text:style-name="Source_20_Text"><text:s text:c="2"/>// |this| agora se refere a `obj`</text:span></text:p>
      <text:p text:style-name="Preformatted_20_Text"/>
      <text:p text:style-name="Preformatted_20_Text"><text:span text:style-name="Source_20_Text"><text:s text:c="2"/>console.log( this[ key ] );</text:span></text:p>
      <text:p text:style-name="Preformatted_20_Text"/>
      <text:p text:style-name="Preformatted_20_Text"><text:span text:style-name="Source_20_Text">}, obj ); // &lt;-- o último argumento é `thisArg`</text:span></text:p>
      <text:p text:style-name="Preformatted_20_Text"/>
      <text:p text:style-name="Preformatted_20_Text"><text:span text:style-name="Source_20_Text">// Prints...</text:span></text:p>
      <text:p text:style-name="Preformatted_20_Text"/>
      <text:p text:style-name="Preformatted_20_Text"><text:span text:style-name="Source_20_Text">// "foo"</text:span></text:p>
      <text:p text:style-name="Preformatted_20_Text"><text:span text:style-name="Source_20_Text">// "bar"</text:span></text:p>
      <text:p text:style-name="Preformatted_20_Text"><text:span text:style-name="Source_20_Text">// "qux"</text:span></text:p>
      <text:p text:style-name="Preformatted_20_Text"/>
      <text:p text:style-name="Preformatted_20_Text"><text:span text:style-name="Source_20_Text">```</text:span></text:p>
      <text:p text:style-name="Preformatted_20_Text"/>
      <text:p text:style-name="P2"><text:span text:style-name="Source_20_Text">`thisArg` pode ser utilizado com `Array.prototype.every`, `Array.prototype.forEach`, `Array.prototype.some`, `Array.prototype.map`, `Array.prototype.filter`</text:span></text:p>
      <text:list xml:id="list874723305" text:style-name="L13">
        <text:list-item>
          <text:p text:style-name="P24"><text:bookmark text:name="user-content-misc"/>Miscelânea </text:p>
        </text:list-item>
      </text:list>
      <text:p text:style-name="Text_20_body">Esta seção deve servir para ilustrar idéias e conceitos sobre como não se considerar isso como um dogma, mas ao invés disso deve encorajar o questionamento de práticas na tentativa de encontrar formas melhores para executar tarefas comuns na programação em JavaScript.</text:p>
      <text:p text:style-name="Text_20_body">A. Evite utilizar <text:span text:style-name="Source_20_Text">switch</text:span>, métodos modernos de verificação deverão adicionar funções com <text:span text:style-name="Source_20_Text">switch</text:span> em suas listas negras</text:p>
      <text:p text:style-name="Text_20_body">Parecem haver melhorias drásticas à execução do comando <text:span text:style-name="Source_20_Text">switch</text:span> nas últimas versões do Firefox e do Chrome: <text:a xlink:type="simple" xlink:href="http://jsperf.com/switch-vs-object-literal-vs-module" text:style-name="Internet_20_link" text:visited-style-name="Visited_20_Internet_20_Link">http://jsperf.com/switch-vs-object-literal-vs-module</text:a></text:p>
      <text:p text:style-name="Text_20_body">Melhorias notáveis podem ser observadas aqui também: <text:a xlink:type="simple" xlink:href="https://github.com/rwaldron/idiomatic.js/issues/13" text:style-name="Internet_20_link" text:visited-style-name="Visited_20_Internet_20_Link">#13</text:a></text:p>
      <text:p text:style-name="Preformatted_20_Text">// 7.A.1.1</text:p>
      <text:p text:style-name="Preformatted_20_Text">// Um exemplo de uma instrução switch</text:p>
      <text:p text:style-name="Preformatted_20_Text"/>
      <text:p text:style-name="Preformatted_20_Text">switch( foo ) {</text:p>
      <text:p text:style-name="Preformatted_20_Text"><text:s text:c="2"/>case "alpha":</text:p>
      <text:p text:style-name="Preformatted_20_Text"><text:s text:c="4"/>alpha();</text:p>
      <text:p text:style-name="Preformatted_20_Text"><text:s text:c="4"/>break;</text:p>
      <text:p text:style-name="Preformatted_20_Text"><text:s text:c="2"/>case "beta":</text:p>
      <text:p text:style-name="Preformatted_20_Text"><text:s text:c="4"/>beta();</text:p>
      <text:p text:style-name="Preformatted_20_Text"><text:s text:c="4"/>break;</text:p>
      <text:p text:style-name="Preformatted_20_Text"><text:s text:c="2"/>default:</text:p>
      <text:p text:style-name="Preformatted_20_Text"><text:s text:c="4"/>// algo para executar por padrão</text:p>
      <text:p text:style-name="Preformatted_20_Text"><text:s text:c="4"/>break;</text:p>
      <text:p text:style-name="Preformatted_20_Text">}</text:p>
      <text:p text:style-name="Preformatted_20_Text"/>
      <text:p text:style-name="Preformatted_20_Text">// 7.A.1.2</text:p>
      <text:p text:style-name="Preformatted_20_Text">// Uma maneira alternativa de dar suporte para facilidade de composição e</text:p>
      <text:p text:style-name="Preformatted_20_Text">// reutiilização é utilizar um objeto que guarde "cases" e uma função</text:p>
      <text:p text:style-name="Preformatted_20_Text">// para delegar:</text:p>
      <text:p text:style-name="Preformatted_20_Text"/>
      <text:p text:style-name="Preformatted_20_Text">var cases, delegator;</text:p>
      <text:p text:style-name="Preformatted_20_Text"/>
      <text:p text:style-name="Preformatted_20_Text"><text:soft-page-break/>// Retornos de exemplo apenas para ilustração.</text:p>
      <text:p text:style-name="Preformatted_20_Text">cases = {</text:p>
      <text:p text:style-name="Preformatted_20_Text"><text:s text:c="2"/>alpha: function() {</text:p>
      <text:p text:style-name="Preformatted_20_Text"><text:s text:c="4"/>// instruções</text:p>
      <text:p text:style-name="Preformatted_20_Text"><text:s text:c="4"/>// um retorno</text:p>
      <text:p text:style-name="Preformatted_20_Text"><text:s text:c="4"/>return [ "Alpha", arguments.length ];</text:p>
      <text:p text:style-name="Preformatted_20_Text"><text:s text:c="2"/>},</text:p>
      <text:p text:style-name="Preformatted_20_Text"><text:s text:c="2"/>beta: function() {</text:p>
      <text:p text:style-name="Preformatted_20_Text"><text:s text:c="4"/>// instruções</text:p>
      <text:p text:style-name="Preformatted_20_Text"><text:s text:c="4"/>// um retorno</text:p>
      <text:p text:style-name="Preformatted_20_Text"><text:s text:c="4"/>return [ "Beta", arguments.length ];</text:p>
      <text:p text:style-name="Preformatted_20_Text"><text:s text:c="2"/>},</text:p>
      <text:p text:style-name="Preformatted_20_Text"><text:s text:c="2"/>_default: function() {</text:p>
      <text:p text:style-name="Preformatted_20_Text"><text:s text:c="4"/>// instruções</text:p>
      <text:p text:style-name="Preformatted_20_Text"><text:s text:c="4"/>// um retorno</text:p>
      <text:p text:style-name="Preformatted_20_Text"><text:s text:c="4"/>return [ "Default", arguments.length ];</text:p>
      <text:p text:style-name="Preformatted_20_Text"><text:s text:c="2"/>}</text:p>
      <text:p text:style-name="Preformatted_20_Text">};</text:p>
      <text:p text:style-name="Preformatted_20_Text"/>
      <text:p text:style-name="Preformatted_20_Text">delegator = function() {</text:p>
      <text:p text:style-name="Preformatted_20_Text"><text:s text:c="2"/>var args, key, delegate;</text:p>
      <text:p text:style-name="Preformatted_20_Text"/>
      <text:p text:style-name="Preformatted_20_Text"><text:s text:c="2"/>// Transforma a lista de argumentos em uma array</text:p>
      <text:p text:style-name="Preformatted_20_Text"><text:s text:c="2"/>args = [].slice.call( arguments );</text:p>
      <text:p text:style-name="Preformatted_20_Text"/>
      <text:p text:style-name="Preformatted_20_Text"><text:s text:c="2"/>// Retira a chave inicial dos argumentos</text:p>
      <text:p text:style-name="Preformatted_20_Text"><text:s text:c="2"/>key = args.shift();</text:p>
      <text:p text:style-name="Preformatted_20_Text"/>
      <text:p text:style-name="Preformatted_20_Text"><text:s text:c="2"/>// Atribui o manipulador de caso padrão</text:p>
      <text:p text:style-name="Preformatted_20_Text"><text:s text:c="2"/>delegate = cases._default;</text:p>
      <text:p text:style-name="Preformatted_20_Text"/>
      <text:p text:style-name="Preformatted_20_Text"><text:s text:c="2"/>// Deriva o método para delegar a operação para</text:p>
      <text:p text:style-name="Preformatted_20_Text"><text:s text:c="2"/>if ( cases.hasOwnProperty( key ) ) {</text:p>
      <text:p text:style-name="Preformatted_20_Text"><text:s text:c="4"/>delegate = cases[ key ];</text:p>
      <text:p text:style-name="Preformatted_20_Text"><text:s text:c="2"/>}</text:p>
      <text:p text:style-name="Preformatted_20_Text"/>
      <text:p text:style-name="Preformatted_20_Text"><text:s text:c="2"/>// O argumento de escopo pode ser definido para algo específico</text:p>
      <text:p text:style-name="Preformatted_20_Text"><text:s text:c="2"/>// nesse caso, |null| será suficiente</text:p>
      <text:p text:style-name="Preformatted_20_Text"><text:s text:c="2"/>return delegate.apply( null, args );</text:p>
      <text:p text:style-name="Preformatted_20_Text">};</text:p>
      <text:p text:style-name="Preformatted_20_Text"/>
      <text:p text:style-name="Preformatted_20_Text">// 7.A.1.3</text:p>
      <text:p text:style-name="Preformatted_20_Text">// Coloque a API do 7.A.1.2 para funcionar:</text:p>
      <text:p text:style-name="Preformatted_20_Text"/>
      <text:p text:style-name="Preformatted_20_Text">delegator( "alpha", 1, 2, 3, 4, 5 );</text:p>
      <text:p text:style-name="Preformatted_20_Text">// [ "Alpha", 5 ]</text:p>
      <text:p text:style-name="Preformatted_20_Text"/>
      <text:p text:style-name="Preformatted_20_Text">// Claro que a argumento de chave inicial pode ser facilmente baseada</text:p>
      <text:p text:style-name="Preformatted_20_Text">// em alguma outra condição arbitrária.</text:p>
      <text:p text:style-name="Preformatted_20_Text"/>
      <text:p text:style-name="Preformatted_20_Text">var caseKey, someUserInput;</text:p>
      <text:p text:style-name="Preformatted_20_Text"/>
      <text:p text:style-name="Preformatted_20_Text">// Possivelmente alguma maneira de entrada de formulário?</text:p>
      <text:p text:style-name="Preformatted_20_Text">someUserInput = 9;</text:p>
      <text:p text:style-name="Preformatted_20_Text"/>
      <text:p text:style-name="Preformatted_20_Text">if ( someUserInput &gt; 10 ) {</text:p>
      <text:p text:style-name="Preformatted_20_Text"><text:s text:c="2"/>caseKey = "alpha";</text:p>
      <text:p text:style-name="Preformatted_20_Text">} else {</text:p>
      <text:p text:style-name="Preformatted_20_Text"><text:s text:c="2"/>caseKey = "beta";</text:p>
      <text:p text:style-name="Preformatted_20_Text">}</text:p>
      <text:p text:style-name="Preformatted_20_Text"/>
      <text:p text:style-name="Preformatted_20_Text">// ou...</text:p>
      <text:p text:style-name="Preformatted_20_Text"/>
      <text:p text:style-name="Preformatted_20_Text">caseKey = someUserInput &gt; 10 ? "alpha" : "beta";</text:p>
      <text:p text:style-name="Preformatted_20_Text"><text:soft-page-break/></text:p>
      <text:p text:style-name="Preformatted_20_Text">// E assim...</text:p>
      <text:p text:style-name="Preformatted_20_Text"/>
      <text:p text:style-name="Preformatted_20_Text">delegator( caseKey, someUserInput );</text:p>
      <text:p text:style-name="Preformatted_20_Text">// [ "Beta", 1 ]</text:p>
      <text:p text:style-name="Preformatted_20_Text"/>
      <text:p text:style-name="Preformatted_20_Text">// E claro...</text:p>
      <text:p text:style-name="Preformatted_20_Text"/>
      <text:p text:style-name="Preformatted_20_Text">delegator();</text:p>
      <text:p text:style-name="P2">// [ "Default", 0 ]</text:p>
      <text:p text:style-name="Text_20_body">B. Retornos antecipados promovem legibilidade de código com mínima diferença de performance</text:p>
      <text:p text:style-name="Preformatted_20_Text">// 7.B.1.1</text:p>
      <text:p text:style-name="Preformatted_20_Text">// Ruim:</text:p>
      <text:p text:style-name="Preformatted_20_Text">function returnLate( foo ) {</text:p>
      <text:p text:style-name="Preformatted_20_Text"><text:s text:c="2"/>var ret;</text:p>
      <text:p text:style-name="Preformatted_20_Text"/>
      <text:p text:style-name="Preformatted_20_Text"><text:s text:c="2"/>if ( foo ) {</text:p>
      <text:p text:style-name="Preformatted_20_Text"><text:s text:c="4"/>ret = "foo";</text:p>
      <text:p text:style-name="Preformatted_20_Text"><text:s text:c="2"/>} else {</text:p>
      <text:p text:style-name="Preformatted_20_Text"><text:s text:c="4"/>ret = "quux";</text:p>
      <text:p text:style-name="Preformatted_20_Text"><text:s text:c="2"/>}</text:p>
      <text:p text:style-name="Preformatted_20_Text"><text:s text:c="2"/>return ret;</text:p>
      <text:p text:style-name="Preformatted_20_Text">}</text:p>
      <text:p text:style-name="Preformatted_20_Text"/>
      <text:p text:style-name="Preformatted_20_Text">// Bom:</text:p>
      <text:p text:style-name="Preformatted_20_Text"/>
      <text:p text:style-name="Preformatted_20_Text">function returnEarly( foo ) {</text:p>
      <text:p text:style-name="Preformatted_20_Text"/>
      <text:p text:style-name="Preformatted_20_Text"><text:s text:c="2"/>if ( foo ) {</text:p>
      <text:p text:style-name="Preformatted_20_Text"><text:s text:c="4"/>return "foo";</text:p>
      <text:p text:style-name="Preformatted_20_Text"><text:s text:c="2"/>}</text:p>
      <text:p text:style-name="Preformatted_20_Text"><text:s text:c="2"/>return "quux";</text:p>
      <text:p text:style-name="P2">}</text:p>
      <text:list xml:id="list2247544062" text:style-name="L14">
        <text:list-item>
          <text:p text:style-name="P25"><text:bookmark text:name="user-content-native"/>Objetos nativos e hospedados </text:p>
        </text:list-item>
      </text:list>
      <text:p text:style-name="Text_20_body">O princípio básico aqui é:</text:p>
      <text:h text:style-name="Heading_20_3" text:outline-level="3"><text:bookmark text:name="user-content-não-faça-coisas-estúpidas-e-tudo-vai-ficar-bem"/>Não faça coisas estúpidas e tudo vai ficar bem.</text:h>
      <text:p text:style-name="Text_20_body">Para reforçar esse conceito, por favor, assista essa apresentação:</text:p>
      <text:h text:style-name="Heading_20_4" text:outline-level="4"><text:bookmark text:name="user-content-everything-is-permitted-extending-built-ins-por-andrew-dupont-jsconf2011-portland-oregon"/>“Everything is Permitted: Extending Built-ins” por Andrew Dupont (JSConf2011, Portland, Oregon)</text:h>
      <text:p text:style-name="P26"><text:a xlink:type="simple" xlink:href="https://www.youtube.com/watch?v=xL3xCO7CLNM" text:style-name="Internet_20_link" text:visited-style-name="Visited_20_Internet_20_Link">https://www.youtube.com/watch?v=xL3xCO7CLNM</text:a></text:p>
      <text:list xml:id="list3724923137" text:style-name="L15">
        <text:list-item>
          <text:p text:style-name="P27"><text:bookmark text:name="user-content-comments"/>Comentários </text:p>
        </text:list-item>
      </text:list>
      <text:list xml:id="list3214610357" text:style-name="L16">
        <text:list-item>
          <text:p text:style-name="P29">Uma linha única acima do código que é comentado </text:p>
        </text:list-item>
        <text:list-item>
          <text:p text:style-name="P29">Multiplas linhas é bom </text:p>
        </text:list-item>
        <text:list-item>
          <text:p text:style-name="P29">Comentários ao final da linha são proibidos! </text:p>
        </text:list-item>
        <text:list-item>
          <text:p text:style-name="P28">O estilo do JSDoc é bom, porém requer um investimento de tempo significante </text:p>
        </text:list-item>
      </text:list>
      <text:list xml:id="list1390735813" text:style-name="L17">
        <text:list-item>
          <text:p text:style-name="P30"><text:bookmark text:name="user-content-language"/>Código em apenas um idioma </text:p>
        </text:list-item>
      </text:list>
      <text:p text:style-name="Text_20_body">Programas devem ser escritos em um único idioma, não importe o idioma que seja, a ser definido por quem o mantém.</text:p>
      <text:h text:style-name="Heading_20_2" text:outline-level="2"><text:bookmark text:name="user-content-apêndice"/><text:soft-page-break/>Apêndice</text:h>
      <text:h text:style-name="Heading_20_3" text:outline-level="3"><text:bookmark text:name="user-content-vírgula-inicial"/>Vírgula inicial.</text:h>
      <text:p text:style-name="Text_20_body">Qualquer projeto que cite este documento como seu guia base de estilo não aceitará formatação de código com vírgula inicial, a não ser que isso seja explicitamente especificado de outra forma pelo autor do projeto.</text:p>
      <text:p text:style-name="Standard"><text:a xlink:type="simple" xlink:href="https://github.com/rwaldron/idiomatic.js/tree/master/translations/pt_BR" text:style-name="Internet_20_link" text:visited-style-name="Visited_20_Internet_20_Link">https://github.com/rwaldron/idiomatic.js/tree/master/translations/pt_BR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6T06:11:27.369319859</meta:creation-date>
    <dc:date>2022-10-16T06:11:47.269751930</dc:date>
    <meta:editing-duration>PT21S</meta:editing-duration>
    <meta:editing-cycles>1</meta:editing-cycles>
    <meta:document-statistic meta:table-count="0" meta:image-count="0" meta:object-count="0" meta:page-count="22" meta:paragraph-count="785" meta:word-count="3953" meta:character-count="23539" meta:non-whitespace-character-count="19782"/>
    <meta:generator>LibreOffice/7.3.6.2$Linux_X86_64 LibreOffice_project/30$Build-2</meta:generator>
  </office:meta>
</office:document-meta>
</file>